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nsolas" svg:font-family="Consolas" style:font-pitch="fixed"/>
    <style:font-face style:name="Consolas2" svg:font-family="Consolas" style:font-adornments="Regular" style:font-pitch="fixed"/>
    <style:font-face style:name="Consolas1" svg:font-family="Consolas"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nsolas3" svg:font-family="Consolas" style:font-pitch="variable"/>
    <style:font-face style:name="Nimbus Roman No9 L1" svg:font-family="'Nimbus Roman No9 L'" style:font-pitch="variable"/>
    <style:font-face style:name="URW Chancery L" svg:font-family="'URW Chancery L'" style:font-pitch="variable"/>
    <style:font-face style:name="宋体" svg:font-family="宋体" style:font-pitch="variable"/>
    <style:font-face style:name="黑体" svg:font-family="黑体"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5285in" fo:margin-left="0.2181in" fo:margin-right="0.1785in" table:align="margins"/>
    </style:style>
    <style:style style:name="Table4.A" style:family="table-column">
      <style:table-column-properties style:column-width="6.5285in" style:rel-column-width="65535*"/>
    </style:style>
    <style:style style:name="Table4.A1" style:family="table-cell">
      <style:table-cell-properties fo:padding="0.0382in" fo:border="0.0007in solid #000000"/>
    </style:style>
    <style:style style:name="Table5" style:family="table">
      <style:table-properties style:width="6.5285in" fo:margin-left="0.2181in" fo:margin-right="0.1785in" table:align="margins"/>
    </style:style>
    <style:style style:name="Table5.A" style:family="table-column">
      <style:table-column-properties style:column-width="6.5285in" style:rel-column-width="65535*"/>
    </style:style>
    <style:style style:name="Table5.A1" style:family="table-cell">
      <style:table-cell-properties fo:padding="0.0382in" fo:border="0.0007in solid #000000"/>
    </style:style>
    <style:style style:name="Table1" style:family="table">
      <style:table-properties style:width="6.5375in" fo:margin-left="0.2181in" fo:margin-right="0.1694in" table:align="margins"/>
    </style:style>
    <style:style style:name="Table1.A" style:family="table-column">
      <style:table-column-properties style:column-width="6.5375in" style:rel-column-width="65535*"/>
    </style:style>
    <style:style style:name="Table1.A1" style:family="table-cell">
      <style:table-cell-properties fo:padding="0.0382in" fo:border="0.0007in solid #000000"/>
    </style:style>
    <style:style style:name="Table12" style:family="table">
      <style:table-properties style:width="6.5313in" fo:margin-left="0.2181in" fo:margin-right="0.1757in" table:align="margins"/>
    </style:style>
    <style:style style:name="Table12.A" style:family="table-column">
      <style:table-column-properties style:column-width="0.3389in" style:rel-column-width="3400*"/>
    </style:style>
    <style:style style:name="Table12.B" style:family="table-column">
      <style:table-column-properties style:column-width="6.1924in" style:rel-column-width="6213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left="none" fo:border-right="0.0007in solid #000000" fo:border-top="0.0007in solid #000000" fo:border-bottom="0.0007in solid #000000"/>
    </style:style>
    <style:style style:name="Table13" style:family="table">
      <style:table-properties style:width="6.5313in" fo:margin-left="0.2181in" fo:margin-right="0.1757in" table:align="margins"/>
    </style:style>
    <style:style style:name="Table13.A" style:family="table-column">
      <style:table-column-properties style:column-width="0.3389in" style:rel-column-width="3400*"/>
    </style:style>
    <style:style style:name="Table13.B" style:family="table-column">
      <style:table-column-properties style:column-width="6.1924in" style:rel-column-width="6213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left="none" fo:border-right="0.0007in solid #000000" fo:border-top="0.0007in solid #000000" fo:border-bottom="0.0007in solid #000000"/>
    </style:style>
    <style:style style:name="Table7" style:family="table">
      <style:table-properties style:width="6.5285in" fo:margin-left="0.2181in" fo:margin-right="0.1785in" table:align="margins"/>
    </style:style>
    <style:style style:name="Table7.A" style:family="table-column">
      <style:table-column-properties style:column-width="6.5285in" style:rel-column-width="65535*"/>
    </style:style>
    <style:style style:name="Table7.A1" style:family="table-cell">
      <style:table-cell-properties fo:padding="0.0382in" fo:border="0.0007in solid #000000"/>
    </style:style>
    <style:style style:name="Table6" style:family="table">
      <style:table-properties style:width="6.5285in" fo:margin-left="0.2278in" fo:margin-right="0.1688in" table:align="margins"/>
    </style:style>
    <style:style style:name="Table6.A" style:family="table-column">
      <style:table-column-properties style:column-width="0.3722in" style:rel-column-width="3736*"/>
    </style:style>
    <style:style style:name="Table6.B" style:family="table-column">
      <style:table-column-properties style:column-width="1.816in" style:rel-column-width="18229*"/>
    </style:style>
    <style:style style:name="Table6.C" style:family="table-column">
      <style:table-column-properties style:column-width="0.3451in" style:rel-column-width="3464*"/>
    </style:style>
    <style:style style:name="Table6.D" style:family="table-column">
      <style:table-column-properties style:column-width="1.9924in" style:rel-column-width="19999*"/>
    </style:style>
    <style:style style:name="Table6.E" style:family="table-column">
      <style:table-column-properties style:column-width="0.3917in" style:rel-column-width="3931*"/>
    </style:style>
    <style:style style:name="Table6.F" style:family="table-column">
      <style:table-column-properties style:column-width="1.6111in" style:rel-column-width="16176*"/>
    </style:style>
    <style:style style:name="Table6.A1" style:family="table-cell" style:data-style-name="N0">
      <style:table-cell-properties style:vertical-align="middle" fo:padding="0.0382in" fo:border-left="0.0007in solid #000000" fo:border-right="none" fo:border-top="0.0007in solid #000000" fo:border-bottom="none"/>
    </style:style>
    <style:style style:name="Table6.B1" style:family="table-cell">
      <style:table-cell-properties style:vertical-align="middle" fo:padding="0.0382in" fo:border-left="0.0007in solid #000000" fo:border-right="none" fo:border-top="0.0007in solid #000000" fo:border-bottom="none"/>
    </style:style>
    <style:style style:name="Table6.D1" style:family="table-cell">
      <style:table-cell-properties style:vertical-align="middle" fo:padding="0.0382in" fo:border-left="none" fo:border-right="none" fo:border-top="0.0007in solid #000000" fo:border-bottom="none"/>
    </style:style>
    <style:style style:name="Table6.E1" style:family="table-cell" style:data-style-name="N0">
      <style:table-cell-properties style:vertical-align="middle" fo:padding="0.0382in" fo:border-left="none" fo:border-right="none" fo:border-top="0.0007in solid #000000" fo:border-bottom="none"/>
    </style:style>
    <style:style style:name="Table6.F1" style:family="table-cell">
      <style:table-cell-properties style:vertical-align="middle" fo:padding="0.0382in" fo:border-left="none" fo:border-right="0.0007in solid #000000" fo:border-top="0.0007in solid #000000" fo:border-bottom="none"/>
    </style:style>
    <style:style style:name="Table6.A2" style:family="table-cell" style:data-style-name="N0">
      <style:table-cell-properties style:vertical-align="middle" fo:padding="0.0382in" fo:border-left="0.0007in solid #000000" fo:border-right="none" fo:border-top="none" fo:border-bottom="none"/>
    </style:style>
    <style:style style:name="Table6.B2" style:family="table-cell">
      <style:table-cell-properties style:vertical-align="middle" fo:padding="0.0382in" fo:border-left="0.0007in solid #000000" fo:border-right="none" fo:border-top="none" fo:border-bottom="none"/>
    </style:style>
    <style:style style:name="Table6.D2" style:family="table-cell">
      <style:table-cell-properties style:vertical-align="middle" fo:padding="0.0382in" fo:border="none"/>
    </style:style>
    <style:style style:name="Table6.E2" style:family="table-cell" style:data-style-name="N0">
      <style:table-cell-properties style:vertical-align="middle" fo:padding="0.0382in" fo:border="none"/>
    </style:style>
    <style:style style:name="Table6.F2" style:family="table-cell">
      <style:table-cell-properties style:vertical-align="middle" fo:padding="0.0382in" fo:border-left="none" fo:border-right="0.0007in solid #000000" fo:border-top="none" fo:border-bottom="none"/>
    </style:style>
    <style:style style:name="Table6.A4" style:family="table-cell" style:data-style-name="N0">
      <style:table-cell-properties style:vertical-align="middle" fo:padding="0.0382in" fo:border-left="0.0007in solid #000000" fo:border-right="none" fo:border-top="none" fo:border-bottom="0.0007in solid #000000"/>
    </style:style>
    <style:style style:name="Table6.B4" style:family="table-cell">
      <style:table-cell-properties style:vertical-align="middle" fo:padding="0.0382in" fo:border-left="0.0007in solid #000000" fo:border-right="none" fo:border-top="none" fo:border-bottom="0.0007in solid #000000"/>
    </style:style>
    <style:style style:name="Table6.D4" style:family="table-cell">
      <style:table-cell-properties style:vertical-align="middle" fo:padding="0.0382in" fo:border-left="none" fo:border-right="none" fo:border-top="none" fo:border-bottom="0.0007in solid #000000"/>
    </style:style>
    <style:style style:name="Table14" style:family="table">
      <style:table-properties style:width="6.5313in" fo:margin-left="0.2181in" fo:margin-right="0.1757in" table:align="margins"/>
    </style:style>
    <style:style style:name="Table14.A" style:family="table-column">
      <style:table-column-properties style:column-width="0.3389in" style:rel-column-width="3400*"/>
    </style:style>
    <style:style style:name="Table14.B" style:family="table-column">
      <style:table-column-properties style:column-width="6.1924in" style:rel-column-width="6213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left="none" fo:border-right="0.0007in solid #000000" fo:border-top="0.0007in solid #000000" fo:border-bottom="0.0007in solid #000000"/>
    </style:style>
    <style:style style:name="Table8" style:family="table">
      <style:table-properties style:width="6.5285in" fo:margin-left="0.2181in" fo:margin-right="0.1785in" table:align="margins"/>
    </style:style>
    <style:style style:name="Table8.A" style:family="table-column">
      <style:table-column-properties style:column-width="6.5285in" style:rel-column-width="65535*"/>
    </style:style>
    <style:style style:name="Table8.A1" style:family="table-cell">
      <style:table-cell-properties fo:padding="0.0382in" fo:border="0.0007in solid #000000"/>
    </style:style>
    <style:style style:name="Table9" style:family="table">
      <style:table-properties style:width="6.5167in" fo:margin-left="0.2278in" fo:margin-right="0.1806in" table:align="margins"/>
    </style:style>
    <style:style style:name="Table9.A" style:family="table-column">
      <style:table-column-properties style:column-width="0.3715in" style:rel-column-width="3736*"/>
    </style:style>
    <style:style style:name="Table9.B" style:family="table-column">
      <style:table-column-properties style:column-width="1.816in" style:rel-column-width="18262*"/>
    </style:style>
    <style:style style:name="Table9.C" style:family="table-column">
      <style:table-column-properties style:column-width="0.3451in" style:rel-column-width="3470*"/>
    </style:style>
    <style:style style:name="Table9.D" style:family="table-column">
      <style:table-column-properties style:column-width="1.9924in" style:rel-column-width="20036*"/>
    </style:style>
    <style:style style:name="Table9.E" style:family="table-column">
      <style:table-column-properties style:column-width="0.3917in" style:rel-column-width="3938*"/>
    </style:style>
    <style:style style:name="Table9.F" style:family="table-column">
      <style:table-column-properties style:column-width="1.6in" style:rel-column-width="16093*"/>
    </style:style>
    <style:style style:name="Table9.A1" style:family="table-cell" style:data-style-name="N0">
      <style:table-cell-properties style:vertical-align="middle" fo:padding="0.0382in" fo:border-left="0.0007in solid #000000" fo:border-right="none" fo:border-top="0.0007in solid #000000" fo:border-bottom="none"/>
    </style:style>
    <style:style style:name="Table9.B1" style:family="table-cell">
      <style:table-cell-properties style:vertical-align="middle" fo:padding="0.0382in" fo:border-left="0.0007in solid #000000" fo:border-right="none" fo:border-top="0.0007in solid #000000" fo:border-bottom="none"/>
    </style:style>
    <style:style style:name="Table9.D1" style:family="table-cell">
      <style:table-cell-properties style:vertical-align="middle" fo:padding="0.0382in" fo:border-left="none" fo:border-right="none" fo:border-top="0.0007in solid #000000" fo:border-bottom="none"/>
    </style:style>
    <style:style style:name="Table9.E1" style:family="table-cell" style:data-style-name="N0">
      <style:table-cell-properties style:vertical-align="middle" fo:padding="0.0382in" fo:border-left="none" fo:border-right="none" fo:border-top="0.0007in solid #000000" fo:border-bottom="none"/>
    </style:style>
    <style:style style:name="Table9.F1" style:family="table-cell">
      <style:table-cell-properties style:vertical-align="middle" fo:padding="0.0382in" fo:border-left="none" fo:border-right="0.0007in solid #000000" fo:border-top="0.0007in solid #000000" fo:border-bottom="none"/>
    </style:style>
    <style:style style:name="Table9.A2" style:family="table-cell" style:data-style-name="N0">
      <style:table-cell-properties style:vertical-align="middle" fo:padding="0.0382in" fo:border-left="0.0007in solid #000000" fo:border-right="none" fo:border-top="none" fo:border-bottom="none"/>
    </style:style>
    <style:style style:name="Table9.B2" style:family="table-cell">
      <style:table-cell-properties style:vertical-align="middle" fo:padding="0.0382in" fo:border-left="0.0007in solid #000000" fo:border-right="none" fo:border-top="none" fo:border-bottom="none"/>
    </style:style>
    <style:style style:name="Table9.D2" style:family="table-cell">
      <style:table-cell-properties style:vertical-align="middle" fo:padding="0.0382in" fo:border="none"/>
    </style:style>
    <style:style style:name="Table9.E2" style:family="table-cell" style:data-style-name="N0">
      <style:table-cell-properties style:vertical-align="middle" fo:padding="0.0382in" fo:border="none"/>
    </style:style>
    <style:style style:name="Table9.F2" style:family="table-cell">
      <style:table-cell-properties style:vertical-align="middle" fo:padding="0.0382in" fo:border-left="none" fo:border-right="0.0007in solid #000000" fo:border-top="none" fo:border-bottom="none"/>
    </style:style>
    <style:style style:name="Table9.A4" style:family="table-cell" style:data-style-name="N0">
      <style:table-cell-properties style:vertical-align="middle" fo:padding="0.0382in" fo:border-left="0.0007in solid #000000" fo:border-right="none" fo:border-top="none" fo:border-bottom="0.0007in solid #000000"/>
    </style:style>
    <style:style style:name="Table9.B4" style:family="table-cell">
      <style:table-cell-properties style:vertical-align="middle" fo:padding="0.0382in" fo:border-left="0.0007in solid #000000" fo:border-right="none" fo:border-top="none" fo:border-bottom="0.0007in solid #000000"/>
    </style:style>
    <style:style style:name="Table9.D4" style:family="table-cell">
      <style:table-cell-properties style:vertical-align="middle" fo:padding="0.0382in" fo:border-left="none" fo:border-right="none" fo:border-top="none" fo:border-bottom="0.0007in solid #000000"/>
    </style:style>
    <style:style style:name="Table15" style:family="table">
      <style:table-properties style:width="6.5313in" fo:margin-left="0.2181in" fo:margin-right="0.1757in" table:align="margins"/>
    </style:style>
    <style:style style:name="Table15.A" style:family="table-column">
      <style:table-column-properties style:column-width="0.3389in" style:rel-column-width="3400*"/>
    </style:style>
    <style:style style:name="Table15.B" style:family="table-column">
      <style:table-column-properties style:column-width="6.1924in" style:rel-column-width="62135*"/>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left="none" fo:border-right="0.0007in solid #000000" fo:border-top="0.0007in solid #000000" fo:border-bottom="0.0007in solid #000000"/>
    </style:style>
    <style:style style:name="Table2" style:family="table">
      <style:table-properties style:width="6.5285in" fo:margin-left="0.2181in" fo:margin-right="0.1785in" table:align="margins"/>
    </style:style>
    <style:style style:name="Table2.A" style:family="table-column">
      <style:table-column-properties style:column-width="6.5285in" style:rel-column-width="65535*"/>
    </style:style>
    <style:style style:name="Table2.A1" style:family="table-cell">
      <style:table-cell-properties fo:padding="0.0382in" fo:border="0.0007in solid #000000"/>
    </style:style>
    <style:style style:name="Table3" style:family="table">
      <style:table-properties style:width="6.5285in" fo:margin-left="0.2181in" fo:margin-right="0.1785in" table:align="margins"/>
    </style:style>
    <style:style style:name="Table3.A" style:family="table-column">
      <style:table-column-properties style:column-width="0.5306in" style:rel-column-width="5325*"/>
    </style:style>
    <style:style style:name="Table3.B" style:family="table-column">
      <style:table-column-properties style:column-width="5.9979in" style:rel-column-width="60210*"/>
    </style:style>
    <style:style style:name="Table3.A1" style:family="table-cell" style:data-style-name="N0">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data-style-name="N0">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16" style:family="table">
      <style:table-properties style:width="6.5313in" fo:margin-left="0.2181in" fo:margin-right="0.1757in" table:align="margins"/>
    </style:style>
    <style:style style:name="Table16.A" style:family="table-column">
      <style:table-column-properties style:column-width="0.3389in" style:rel-column-width="3400*"/>
    </style:style>
    <style:style style:name="Table16.B" style:family="table-column">
      <style:table-column-properties style:column-width="6.1924in" style:rel-column-width="62135*"/>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left="none" fo:border-right="0.0007in solid #000000" fo:border-top="0.0007in solid #000000" fo:border-bottom="0.0007in solid #000000"/>
    </style:style>
    <style:style style:name="Table10" style:family="table">
      <style:table-properties style:width="6.5285in" fo:margin-left="0.2181in" fo:margin-right="0.1785in" table:align="margins"/>
    </style:style>
    <style:style style:name="Table10.A" style:family="table-column">
      <style:table-column-properties style:column-width="6.5285in" style:rel-column-width="65535*"/>
    </style:style>
    <style:style style:name="Table10.A1" style:family="table-cell">
      <style:table-cell-properties fo:padding="0.0382in" fo:border="0.0007in solid #000000"/>
    </style:style>
    <style:style style:name="Table11" style:family="table">
      <style:table-properties style:width="6.5285in" fo:margin-left="0.2181in" fo:margin-right="0.1785in" table:align="margins"/>
    </style:style>
    <style:style style:name="Table11.A" style:family="table-column">
      <style:table-column-properties style:column-width="6.5285in" style:rel-column-width="65535*"/>
    </style:style>
    <style:style style:name="Table11.A1" style:family="table-cell">
      <style:table-cell-properties fo:padding="0.0382in" fo:border="0.0007in solid #000000"/>
    </style:style>
    <style:style style:name="表格1" style:family="table">
      <style:table-properties style:width="6.5479in" fo:margin-left="0.1972in" fo:margin-right="0.1799in" table:align="margins"/>
    </style:style>
    <style:style style:name="表格1.A" style:family="table-column">
      <style:table-column-properties style:column-width="6.5479in" style:rel-column-width="65535*"/>
    </style:style>
    <style:style style:name="表格1.A1" style:family="table-cell">
      <style:table-cell-properties fo:padding="0.0382in" fo:border="0.0007in solid #000000"/>
    </style:style>
    <style:style style:name="表格2" style:family="table">
      <style:table-properties style:width="6.5368in" fo:margin-left="0.2083in" fo:margin-right="0.1799in" table:align="margins"/>
    </style:style>
    <style:style style:name="表格2.A" style:family="table-column">
      <style:table-column-properties style:column-width="6.5368in" style:rel-column-width="65535*"/>
    </style:style>
    <style:style style:name="表格2.A1" style:family="table-cell">
      <style:table-cell-properties fo:padding="0.0382in" fo:border="0.0007in solid #000000"/>
    </style:style>
    <style:style style:name="表格4" style:family="table">
      <style:table-properties style:width="6.5368in" fo:margin-left="0.2083in" fo:margin-right="0.1799in" table:align="margins"/>
    </style:style>
    <style:style style:name="表格4.A" style:family="table-column">
      <style:table-column-properties style:column-width="6.5368in" style:rel-column-width="65535*"/>
    </style:style>
    <style:style style:name="表格4.A1" style:family="table-cell">
      <style:table-cell-properties fo:padding="0.0382in" fo:border="0.0007in solid #000000"/>
    </style:style>
    <style:style style:name="表格5" style:family="table">
      <style:table-properties style:width="6.5417in" fo:margin-left="0.2021in" fo:margin-right="0.1813in" table:align="margins"/>
    </style:style>
    <style:style style:name="表格5.A" style:family="table-column">
      <style:table-column-properties style:column-width="1.5208in" style:rel-column-width="15235*"/>
    </style:style>
    <style:style style:name="表格5.B" style:family="table-column">
      <style:table-column-properties style:column-width="5.0208in" style:rel-column-width="50300*"/>
    </style:style>
    <style:style style:name="表格5.A1" style:family="table-cell">
      <style:table-cell-properties style:vertical-align="middle" fo:padding="0.0382in" fo:border-left="0.0007in solid #000000" fo:border-right="none" fo:border-top="0.0007in solid #000000" fo:border-bottom="0.0007in solid #000000"/>
    </style:style>
    <style:style style:name="表格5.B1" style:family="table-cell">
      <style:table-cell-properties fo:padding="0.0382in" fo:border="0.0007in solid #000000"/>
    </style:style>
    <style:style style:name="表格5.A2" style:family="table-cell">
      <style:table-cell-properties style:vertical-align="middle" fo:padding="0.0382in" fo:border-left="0.0007in solid #000000" fo:border-right="none" fo:border-top="none" fo:border-bottom="0.0007in solid #000000"/>
    </style:style>
    <style:style style:name="表格5.B2" style:family="table-cell">
      <style:table-cell-properties fo:padding="0.0382in" fo:border-left="0.0007in solid #000000" fo:border-right="0.0007in solid #000000" fo:border-top="none" fo:border-bottom="0.0007in solid #000000"/>
    </style:style>
    <style:style style:name="表格5.3" style:family="table-row">
      <style:table-row-properties style:min-row-height="0.2278in"/>
    </style:style>
    <style:style style:name="表格3" style:family="table">
      <style:table-properties style:width="6.5368in" fo:margin-left="0.2083in" fo:margin-right="0.1799in" table:align="margins"/>
    </style:style>
    <style:style style:name="表格3.A" style:family="table-column">
      <style:table-column-properties style:column-width="6.5368in" style:rel-column-width="65535*"/>
    </style:style>
    <style:style style:name="表格3.A1" style:family="table-cell">
      <style:table-cell-properties fo:padding="0.0382in" fo:border="0.0007in solid #000000"/>
    </style:style>
    <style:style style:name="表格6" style:family="table">
      <style:table-properties style:width="6.5368in" fo:margin-left="0.2083in" fo:margin-right="0.1799in" table:align="margins"/>
    </style:style>
    <style:style style:name="表格6.A" style:family="table-column">
      <style:table-column-properties style:column-width="6.5368in" style:rel-column-width="65535*"/>
    </style:style>
    <style:style style:name="表格6.A1" style:family="table-cell">
      <style:table-cell-properties fo:padding="0.0382in" fo:border="0.0007in solid #000000"/>
    </style:style>
    <style:style style:name="P1" style:family="paragraph" style:parent-style-name="Table_20_Contents">
      <style:text-properties style:font-name="Consolas" fo:font-size="10.5pt" style:font-name-asian="宋体" style:font-size-asian="10.5pt" style:font-size-complex="10.5pt"/>
    </style:style>
    <style:style style:name="P2" style:family="paragraph" style:parent-style-name="Table_20_Contents">
      <style:paragraph-properties fo:text-align="center" style:justify-single-word="false"/>
      <style:text-properties style:font-name="Consolas" fo:font-size="10.5pt" style:font-name-asian="宋体" style:font-size-asian="10.5pt" style:font-size-complex="10.5pt"/>
    </style:style>
    <style:style style:name="P3" style:family="paragraph" style:parent-style-name="Table_20_Contents">
      <style:text-properties style:font-name="Consolas" fo:font-size="10.5pt" fo:font-weight="bold" style:font-name-asian="宋体" style:font-size-asian="10.5pt" style:font-weight-asian="bold" style:font-size-complex="10.5pt" style:font-weight-complex="bold"/>
    </style:style>
    <style:style style:name="P4" style:family="paragraph" style:parent-style-name="Table_20_Contents">
      <style:text-properties style:font-name="Consolas" fo:font-size="10.5pt" fo:font-weight="normal" style:font-name-asian="宋体" style:font-size-asian="10.5pt" style:font-weight-asian="normal" style:font-size-complex="10.5pt" style:font-weight-complex="normal"/>
    </style:style>
    <style:style style:name="P5" style:family="paragraph" style:parent-style-name="Table_20_Contents">
      <style:paragraph-properties fo:text-align="center" style:justify-single-word="false"/>
      <style:text-properties style:font-name="Consolas" fo:font-weight="bold" style:font-name-asian="宋体" style:font-weight-asian="bold" style:font-weight-complex="bold"/>
    </style:style>
    <style:style style:name="P6" style:family="paragraph" style:parent-style-name="Table_20_Contents">
      <style:text-properties style:font-name="Consolas" style:font-name-asian="宋体"/>
    </style:style>
    <style:style style:name="P7" style:family="paragraph" style:parent-style-name="Table_20_Contents">
      <style:paragraph-properties fo:text-align="start" style:justify-single-word="false"/>
      <style:text-properties style:font-name="Consolas" style:font-name-asian="宋体"/>
    </style:style>
    <style:style style:name="P8" style:family="paragraph" style:parent-style-name="Table_20_Contents">
      <style:text-properties style:font-name="Consolas1" fo:font-size="10.5pt" style:font-size-asian="10.5pt" style:font-size-complex="10.5pt"/>
    </style:style>
    <style:style style:name="P9" style:family="paragraph" style:parent-style-name="Table_20_Contents">
      <style:text-properties style:font-name="Consolas1" fo:font-size="10.5pt" style:font-name-asian="宋体" style:font-size-asian="10.5pt" style:font-size-complex="10.5pt"/>
    </style:style>
    <style:style style:name="P10" style:family="paragraph" style:parent-style-name="Table_20_Contents">
      <style:paragraph-properties fo:margin-left="-0.0008in" fo:margin-right="-0.0008in" fo:text-indent="0in" style:auto-text-indent="false"/>
      <style:text-properties style:font-name="Consolas" style:font-name-asian="宋体"/>
    </style:style>
    <style:style style:name="P11" style:family="paragraph" style:parent-style-name="Standard">
      <style:text-properties style:font-name="Consolas" style:font-name-asian="宋体"/>
    </style:style>
    <style:style style:name="P12" style:family="paragraph" style:parent-style-name="Standard">
      <style:text-properties style:font-name="Consolas" fo:font-size="12pt" style:font-name-asian="宋体" style:font-size-asian="12pt" style:font-size-complex="12pt"/>
    </style:style>
    <style:style style:name="P13" style:family="paragraph" style:parent-style-name="Standard">
      <style:text-properties style:font-name="Consolas" fo:font-size="10.5pt" fo:font-weight="normal" style:font-name-asian="宋体" style:font-size-asian="10.5pt" style:font-weight-asian="normal" style:font-size-complex="10.5pt" style:font-weight-complex="normal"/>
    </style:style>
    <style:style style:name="P14" style:family="paragraph" style:parent-style-name="Standard">
      <style:paragraph-properties fo:margin-left="0in" fo:margin-right="0in" fo:margin-top="0.1083in" fo:margin-bottom="0.1083in" fo:text-indent="0in" style:auto-text-indent="false"/>
      <style:text-properties style:font-name="Consolas" fo:font-size="12pt" fo:font-weight="bold" style:font-name-asian="宋体" style:font-size-asian="12pt" style:font-weight-asian="bold" style:font-size-complex="12pt" style:font-weight-complex="bold"/>
    </style:style>
    <style:style style:name="P15" style:family="paragraph" style:parent-style-name="Standard">
      <style:paragraph-properties fo:margin-left="0in" fo:margin-right="0in" fo:margin-top="0.1083in" fo:margin-bottom="0.1083in" fo:text-align="start" style:justify-single-word="false" fo:text-indent="0in" style:auto-text-indent="false"/>
      <style:text-properties style:font-name="Consolas" fo:font-size="14pt" fo:font-weight="bold" style:font-name-asian="宋体" style:font-size-asian="14pt" style:font-weight-asian="bold" style:font-size-complex="14pt" style:font-weight-complex="bold"/>
    </style:style>
    <style:style style:name="P16" style:family="paragraph" style:parent-style-name="Standard">
      <style:paragraph-properties fo:margin-left="0in" fo:margin-right="0in" fo:margin-top="0in" fo:margin-bottom="0in" fo:text-indent="0in" style:auto-text-indent="false"/>
      <style:text-properties style:font-name="Consolas" fo:font-size="10.5pt" style:font-name-asian="宋体" style:font-size-asian="10.5pt" style:font-size-complex="10.5pt"/>
    </style:style>
    <style:style style:name="P17" style:family="paragraph" style:parent-style-name="Standard">
      <style:paragraph-properties fo:margin-left="0in" fo:margin-right="0in" fo:margin-top="0in" fo:margin-bottom="0in" fo:text-align="center" style:justify-single-word="false" fo:text-indent="0in" style:auto-text-indent="false"/>
      <style:text-properties style:font-name="Consolas" fo:font-size="12pt" style:font-name-asian="宋体" style:font-size-asian="12pt" style:font-size-complex="12pt"/>
    </style:style>
    <style:style style:name="P18" style:family="paragraph" style:parent-style-name="Standard">
      <style:paragraph-properties fo:margin-left="0in" fo:margin-right="0in" fo:margin-top="0in" fo:margin-bottom="0.1083in" fo:text-indent="0in" style:auto-text-indent="false"/>
      <style:text-properties style:font-name="Consolas" style:font-name-asian="宋体"/>
    </style:style>
    <style:style style:name="P19" style:family="paragraph" style:parent-style-name="Standard">
      <style:paragraph-properties fo:margin-left="0in" fo:margin-right="0in" fo:margin-top="0in" fo:margin-bottom="0.1083in" fo:text-indent="0in" style:auto-text-indent="false"/>
      <style:text-properties style:font-name="Consolas" fo:font-size="12pt" fo:font-weight="bold" style:font-name-asian="宋体" style:font-size-asian="12pt" style:font-weight-asian="bold" style:font-size-complex="12pt" style:font-weight-complex="bold"/>
    </style:style>
    <style:style style:name="P20" style:family="paragraph" style:parent-style-name="Standard">
      <style:paragraph-properties fo:margin-left="0in" fo:margin-right="0in" fo:margin-top="0in" fo:margin-bottom="0.1083in" fo:text-indent="0in" style:auto-text-indent="false"/>
      <style:text-properties style:font-name="Consolas" fo:font-size="14pt" style:font-name-asian="宋体" style:font-size-asian="14pt" style:font-size-complex="14pt"/>
    </style:style>
    <style:style style:name="P21" style:family="paragraph" style:parent-style-name="Standard">
      <style:paragraph-properties fo:margin-left="0in" fo:margin-right="0in" fo:margin-top="0.0654in" fo:margin-bottom="0.0429in" fo:text-indent="0in" style:auto-text-indent="false"/>
      <style:text-properties style:font-name="Consolas" fo:font-size="12pt" fo:font-weight="bold" style:font-name-asian="宋体" style:font-size-asian="12pt" style:font-weight-asian="bold" style:font-size-complex="12pt" style:font-weight-complex="bold"/>
    </style:style>
    <style:style style:name="P22" style:family="paragraph" style:parent-style-name="Standard">
      <style:paragraph-properties fo:margin-left="0in" fo:margin-right="0in" fo:margin-top="0.0654in" fo:margin-bottom="0.0429in" fo:text-indent="0in" style:auto-text-indent="false">
        <style:tab-stops>
          <style:tab-stop style:position="2.3189in"/>
        </style:tab-stops>
      </style:paragraph-properties>
      <style:text-properties style:font-name="Consolas" fo:font-size="12pt" fo:font-weight="bold" style:font-name-asian="宋体" style:font-size-asian="12pt" style:font-weight-asian="bold" style:font-size-complex="12pt" style:font-weight-complex="bold"/>
    </style:style>
    <style:style style:name="P23" style:family="paragraph" style:parent-style-name="Standard">
      <style:paragraph-properties fo:margin-left="0in" fo:margin-right="0in" fo:margin-top="0.0654in" fo:margin-bottom="0.0429in" fo:text-indent="0in" style:auto-text-indent="false"/>
      <style:text-properties style:font-name="Consolas" fo:font-size="14pt" fo:font-weight="bold" style:font-name-asian="宋体" style:font-size-asian="14pt" style:font-weight-asian="bold" style:font-size-complex="14pt" style:font-weight-complex="bold"/>
    </style:style>
    <style:style style:name="P24" style:family="paragraph" style:parent-style-name="Standard">
      <style:paragraph-properties fo:margin-left="0in" fo:margin-right="0in" fo:margin-top="0.0654in" fo:margin-bottom="0.0429in" fo:text-align="start" style:justify-single-word="false" fo:text-indent="0in" style:auto-text-indent="false"/>
      <style:text-properties style:font-name="Consolas" fo:font-size="14pt" fo:font-weight="bold" style:font-name-asian="宋体" style:font-size-asian="14pt" style:font-weight-asian="bold" style:font-size-complex="14pt" style:font-weight-complex="bold"/>
    </style:style>
    <style:style style:name="P25" style:family="paragraph" style:parent-style-name="Standard">
      <style:paragraph-properties fo:margin-top="0.1083in" fo:margin-bottom="0.2165in"/>
      <style:text-properties style:font-name="Consolas" fo:font-size="18pt" fo:font-weight="bold" style:font-name-asian="宋体" style:font-size-asian="18pt" style:font-weight-asian="bold" style:font-size-complex="18pt"/>
    </style:style>
    <style:style style:name="P26" style:family="paragraph" style:parent-style-name="Standard">
      <style:paragraph-properties fo:margin-top="0.0429in" fo:margin-bottom="0in"/>
      <style:text-properties style:font-name="Consolas" fo:font-size="12pt" fo:font-weight="normal" style:font-name-asian="宋体" style:font-size-asian="10.5pt" style:font-weight-asian="normal" style:font-size-complex="12pt" style:font-weight-complex="normal"/>
    </style:style>
    <style:style style:name="P27" style:family="paragraph" style:parent-style-name="Standard">
      <style:paragraph-properties fo:margin-left="0.2366in" fo:margin-right="-0.0043in" fo:text-indent="0in" style:auto-text-indent="false"/>
      <style:text-properties style:font-name="Consolas" fo:font-size="12pt" fo:font-weight="normal" style:font-name-asian="宋体" style:font-size-asian="12pt" style:font-weight-asian="normal" style:font-size-complex="12pt" style:font-weight-complex="normal"/>
    </style:style>
    <style:style style:name="P28" style:family="paragraph" style:parent-style-name="Standard">
      <style:paragraph-properties fo:margin-left="0.2252in" fo:margin-right="-0.0043in" fo:text-indent="0in" style:auto-text-indent="false"/>
      <style:text-properties style:font-name="Consolas" fo:font-size="12pt" fo:font-weight="normal" style:font-name-asian="宋体" style:font-size-asian="12pt" style:font-weight-asian="normal" style:font-size-complex="12pt" style:font-weight-complex="normal"/>
    </style:style>
    <style:style style:name="P29" style:family="paragraph" style:parent-style-name="Standard">
      <style:paragraph-properties fo:margin-left="0.2252in" fo:margin-right="-0.0043in" fo:margin-top="0.0429in" fo:margin-bottom="0in" fo:text-indent="0in" style:auto-text-indent="false"/>
      <style:text-properties style:font-name="Consolas" fo:font-size="12pt" fo:font-weight="normal" style:font-name-asian="宋体" style:font-size-asian="12pt" style:font-weight-asian="normal" style:font-size-complex="12pt" style:font-weight-complex="normal"/>
    </style:style>
    <style:style style:name="P30" style:family="paragraph" style:parent-style-name="Standard">
      <style:paragraph-properties fo:margin-top="0in" fo:margin-bottom="0.0429in"/>
      <style:text-properties style:font-name="Consolas" fo:font-size="10.5pt" style:font-name-asian="宋体" style:font-size-asian="10.5pt" style:font-size-complex="10.5pt"/>
    </style:style>
    <style:style style:name="P31" style:family="paragraph" style:parent-style-name="Standard">
      <style:paragraph-properties fo:margin-top="0in" fo:margin-bottom="0.0429in"/>
      <style:text-properties style:font-name="Consolas" style:font-name-asian="宋体"/>
    </style:style>
    <style:style style:name="P32" style:family="paragraph" style:parent-style-name="Standard">
      <style:paragraph-properties fo:margin-top="0in" fo:margin-bottom="0.1083in"/>
      <style:text-properties style:font-name="Consolas" fo:font-size="12pt" style:font-name-asian="宋体" style:font-size-asian="12pt" style:font-size-complex="12pt"/>
    </style:style>
    <style:style style:name="P33" style:family="paragraph" style:parent-style-name="Standard">
      <style:paragraph-properties fo:margin-top="0in" fo:margin-bottom="0.1083in"/>
      <style:text-properties style:font-name="Consolas" fo:font-size="12pt" fo:font-weight="normal" style:font-name-asian="宋体" style:font-size-asian="12pt" style:font-weight-asian="normal" style:font-size-complex="12pt" style:font-weight-complex="normal"/>
    </style:style>
    <style:style style:name="P34" style:family="paragraph" style:parent-style-name="Standard">
      <style:paragraph-properties fo:margin-top="0in" fo:margin-bottom="0.1083in"/>
      <style:text-properties style:font-name="Consolas" fo:font-size="14pt" fo:font-weight="bold" style:font-name-asian="宋体" style:font-size-asian="14pt" style:font-weight-asian="bold" style:font-size-complex="14pt" style:font-weight-complex="bold"/>
    </style:style>
    <style:style style:name="P35" style:family="paragraph" style:parent-style-name="Standard">
      <style:paragraph-properties fo:margin-left="0in" fo:margin-right="0in" fo:margin-top="0in" fo:margin-bottom="0.1083in" fo:text-indent="0.2917in" style:auto-text-indent="false"/>
      <style:text-properties style:font-name="Consolas" fo:font-size="12pt" style:font-name-asian="宋体" style:font-size-asian="12pt" style:font-size-complex="12pt"/>
    </style:style>
    <style:style style:name="P36" style:family="paragraph" style:parent-style-name="Standard">
      <style:paragraph-properties fo:margin-left="0in" fo:margin-right="0in" fo:margin-top="0in" fo:margin-bottom="0.1083in" fo:text-indent="0.2937in" style:auto-text-indent="false"/>
      <style:text-properties style:font-name="Consolas" style:font-name-asian="宋体"/>
    </style:style>
    <style:style style:name="P37" style:family="paragraph" style:parent-style-name="Standard">
      <style:paragraph-properties fo:margin-left="0in" fo:margin-right="0in" fo:margin-top="0in" fo:margin-bottom="0.1083in" fo:text-indent="0.2937in" style:auto-text-indent="false"/>
      <style:text-properties style:font-name="Consolas" fo:font-weight="normal" style:font-name-asian="宋体" style:font-weight-asian="normal" style:font-weight-complex="normal"/>
    </style:style>
    <style:style style:name="P38" style:family="paragraph" style:parent-style-name="Standard">
      <style:paragraph-properties fo:margin-left="0in" fo:margin-right="0in" fo:text-indent="0.2937in" style:auto-text-indent="false">
        <style:tab-stops>
          <style:tab-stop style:position="2.3189in"/>
        </style:tab-stops>
      </style:paragraph-properties>
      <style:text-properties style:font-name="Consolas" fo:font-size="12pt" style:font-name-asian="宋体" style:font-size-asian="12pt" style:font-size-complex="12pt"/>
    </style:style>
    <style:style style:name="P39" style:family="paragraph" style:parent-style-name="Standard">
      <style:paragraph-properties fo:margin-left="0in" fo:margin-right="0in" fo:margin-top="0.1083in" fo:margin-bottom="0.1083in" fo:text-indent="0.2937in" style:auto-text-indent="false"/>
      <style:text-properties style:font-name="Consolas" style:font-name-asian="宋体"/>
    </style:style>
    <style:style style:name="P40" style:family="paragraph" style:parent-style-name="Standard">
      <style:paragraph-properties fo:margin-left="0in" fo:margin-right="0in" fo:margin-top="0in" fo:margin-bottom="0.1083in" fo:text-indent="0.2827in" style:auto-text-indent="false"/>
      <style:text-properties style:font-name="Consolas" style:font-name-asian="宋体"/>
    </style:style>
    <style:style style:name="P41" style:family="paragraph" style:parent-style-name="Standard">
      <style:paragraph-properties fo:margin-left="0in" fo:margin-right="0in" fo:margin-top="0in" fo:margin-bottom="0.1083in" fo:text-indent="0.3047in" style:auto-text-indent="false"/>
      <style:text-properties style:font-name="Consolas" style:font-name-asian="宋体"/>
    </style:style>
    <style:style style:name="P42" style:family="paragraph" style:parent-style-name="Standard">
      <style:paragraph-properties fo:margin-left="0in" fo:margin-right="0in" fo:margin-top="0in" fo:margin-bottom="0.1083in" fo:text-indent="0.3047in" style:auto-text-indent="false"/>
      <style:text-properties style:font-name="Consolas" fo:font-size="12pt" style:font-name-asian="宋体" style:font-size-asian="12pt" style:font-size-complex="12pt"/>
    </style:style>
    <style:style style:name="P43" style:family="paragraph" style:parent-style-name="Standard">
      <style:paragraph-properties fo:margin-left="0in" fo:margin-right="0in" fo:margin-top="0in" fo:margin-bottom="0.1083in" fo:text-indent="0.3047in" style:auto-text-indent="false"/>
      <style:text-properties style:font-name="Consolas" fo:font-size="10.5pt" style:font-name-asian="宋体" style:font-size-asian="10.5pt" style:font-size-complex="10.5pt"/>
    </style:style>
    <style:style style:name="P44" style:family="paragraph" style:parent-style-name="Standard">
      <style:paragraph-properties fo:margin-left="0in" fo:margin-right="0in" fo:margin-top="0in" fo:margin-bottom="0.1083in" fo:text-indent="0.3047in" style:auto-text-indent="false"/>
      <style:text-properties style:font-name="Consolas" fo:font-size="10.5pt" fo:font-weight="normal" style:font-name-asian="宋体" style:font-size-asian="10.5pt" style:font-weight-asian="normal" style:font-size-complex="10.5pt" style:font-weight-complex="normal"/>
    </style:style>
    <style:style style:name="P45" style:family="paragraph" style:parent-style-name="Standard">
      <style:paragraph-properties fo:margin-left="0in" fo:margin-right="0in" fo:margin-top="0.0217in" fo:margin-bottom="0.1083in" fo:text-indent="0.3047in" style:auto-text-indent="false"/>
      <style:text-properties style:font-name="Consolas" style:font-name-asian="宋体"/>
    </style:style>
    <style:style style:name="P46" style:family="paragraph" style:parent-style-name="Standard">
      <style:paragraph-properties fo:margin-left="0.2917in" fo:margin-right="0in" fo:text-indent="0in" style:auto-text-indent="false"/>
      <style:text-properties style:font-name="Consolas" fo:font-size="12pt" style:font-name-asian="宋体" style:font-size-asian="12pt" style:font-size-complex="12pt"/>
    </style:style>
    <style:style style:name="P47" style:family="paragraph" style:parent-style-name="Standard">
      <style:paragraph-properties fo:margin-left="0.2917in" fo:margin-right="0in" fo:margin-top="0in" fo:margin-bottom="0.1083in" fo:text-indent="0in" style:auto-text-indent="false"/>
      <style:text-properties style:font-name="Consolas" fo:font-size="12pt" style:font-name-asian="宋体" style:font-size-asian="12pt" style:font-size-complex="12pt"/>
    </style:style>
    <style:style style:name="P48" style:family="paragraph" style:parent-style-name="Standard" style:list-style-name="L1">
      <style:paragraph-properties fo:margin-left="0.4925in" fo:margin-right="0in" fo:margin-top="0in" fo:margin-bottom="0.0866in" fo:text-indent="-0.25in" style:auto-text-indent="false">
        <style:tab-stops/>
      </style:paragraph-properties>
      <style:text-properties style:font-name="Consolas" fo:font-size="12pt" style:font-name-asian="宋体" style:font-size-asian="12pt" style:font-size-complex="12pt"/>
    </style:style>
    <style:style style:name="P49" style:family="paragraph" style:parent-style-name="Standard" style:list-style-name="L1">
      <style:paragraph-properties fo:margin-left="0.4925in" fo:margin-right="0in" fo:margin-top="0in" fo:margin-bottom="0.0866in" fo:text-indent="-0.25in" style:auto-text-indent="false">
        <style:tab-stops/>
      </style:paragraph-properties>
      <style:text-properties style:font-name="Consolas" style:font-name-asian="宋体"/>
    </style:style>
    <style:style style:name="P50" style:family="paragraph" style:parent-style-name="Standard" style:list-style-name="L1">
      <style:paragraph-properties fo:margin-left="0in" fo:margin-right="0in" fo:margin-top="0.1083in" fo:margin-bottom="0.2165in" fo:text-indent="0in" style:auto-text-indent="false">
        <style:tab-stops/>
      </style:paragraph-properties>
      <style:text-properties style:font-name="Consolas" fo:font-size="18pt" fo:font-weight="bold" style:font-name-asian="宋体" style:font-size-asian="18pt" style:font-weight-asian="bold" style:font-size-complex="18pt"/>
    </style:style>
    <style:style style:name="P51" style:family="paragraph" style:parent-style-name="Standard">
      <style:paragraph-properties fo:margin-left="0in" fo:margin-right="0in" fo:margin-top="0.1083in" fo:margin-bottom="0.2165in" fo:text-indent="0in" style:auto-text-indent="false">
        <style:tab-stops>
          <style:tab-stop style:position="0.2937in"/>
        </style:tab-stops>
      </style:paragraph-properties>
      <style:text-properties style:font-name="Consolas" fo:font-size="18pt" fo:font-weight="bold" style:font-name-asian="宋体" style:font-size-asian="18pt" style:font-weight-asian="bold" style:font-size-complex="18pt"/>
    </style:style>
    <style:style style:name="P52" style:family="paragraph" style:parent-style-name="Standard" style:list-style-name="L1">
      <style:paragraph-properties fo:margin-left="0in" fo:margin-right="0in" fo:margin-top="0in" fo:margin-bottom="0.0866in" fo:text-indent="0in" style:auto-text-indent="false">
        <style:tab-stops/>
      </style:paragraph-properties>
      <style:text-properties style:font-name="Century Schoolbook L" fo:font-size="12pt" fo:font-weight="normal" style:font-name-asian="宋体" style:font-size-asian="12pt" style:font-weight-asian="normal" style:font-size-complex="12pt" style:font-weight-complex="normal"/>
    </style:style>
    <style:style style:name="P53" style:family="paragraph" style:parent-style-name="Standard" style:list-style-name="L1">
      <style:paragraph-properties fo:margin-left="0in" fo:margin-right="0in" fo:margin-top="0in" fo:margin-bottom="0.0866in" fo:text-indent="0in" style:auto-text-indent="false">
        <style:tab-stops/>
      </style:paragraph-properties>
      <style:text-properties style:font-name="Century Schoolbook L"/>
    </style:style>
    <style:style style:name="P54" style:family="paragraph" style:parent-style-name="Standard" style:list-style-name="L1">
      <style:paragraph-properties fo:margin-left="0.2425in" fo:margin-right="0in" fo:margin-top="0in" fo:margin-bottom="0.0866in" fo:text-indent="0in" style:auto-text-indent="false">
        <style:tab-stops/>
      </style:paragraph-properties>
      <style:text-properties style:font-name="Consolas" fo:font-size="12pt" style:font-name-asian="宋体" style:font-size-asian="12pt" style:font-size-complex="12pt"/>
    </style:style>
    <style:style style:name="P55" style:family="paragraph" style:parent-style-name="Standard" style:list-style-name="L2">
      <style:paragraph-properties fo:margin-top="0.0866in" fo:margin-bottom="0.0429in"/>
      <style:text-properties style:font-name="Consolas" fo:font-size="12pt" fo:font-weight="bold" style:font-name-asian="宋体" style:font-size-asian="12pt" style:font-weight-asian="bold" style:font-size-complex="12pt" style:font-weight-complex="bold"/>
    </style:style>
    <style:style style:name="P56" style:family="paragraph" style:parent-style-name="Standard" style:list-style-name="L4">
      <style:paragraph-properties fo:margin-top="0.0866in" fo:margin-bottom="0.0429in" fo:text-align="start" style:justify-single-word="false"/>
      <style:text-properties style:font-name="Consolas" fo:font-size="16pt" fo:font-weight="bold" style:font-name-asian="宋体" style:font-size-asian="16pt" style:font-weight-asian="bold" style:font-size-complex="16pt" style:font-weight-complex="bold"/>
    </style:style>
    <style:style style:name="P57" style:family="paragraph" style:parent-style-name="Standard" style:list-style-name="L3">
      <style:paragraph-properties fo:margin-left="0.7638in" fo:margin-right="0in" fo:margin-top="0in" fo:margin-bottom="0.0429in" fo:text-indent="-0.25in" style:auto-text-indent="false">
        <style:tab-stops/>
      </style:paragraph-properties>
      <style:text-properties style:font-name="Consolas" fo:font-size="10.5pt" style:font-name-asian="宋体" style:font-size-asian="10.5pt" style:font-size-complex="10.5pt"/>
    </style:style>
    <style:style style:name="P58" style:family="paragraph" style:parent-style-name="Standard" style:list-style-name="L5">
      <style:paragraph-properties fo:margin-top="0.0217in" fo:margin-bottom="0.1083in"/>
      <style:text-properties style:font-name="Consolas" style:font-name-asian="宋体"/>
    </style:style>
    <style:style style:name="P59" style:family="paragraph" style:parent-style-name="Standard" style:list-style-name="L6">
      <style:paragraph-properties fo:margin-top="0.0217in" fo:margin-bottom="0.1083in"/>
      <style:text-properties style:font-name="Consolas" style:font-name-asian="宋体"/>
    </style:style>
    <style:style style:name="P60" style:family="paragraph" style:parent-style-name="Standard" style:list-style-name="L7">
      <style:paragraph-properties fo:margin-top="0.0429in" fo:margin-bottom="0in"/>
      <style:text-properties style:font-name="Consolas" fo:font-size="14pt" fo:font-weight="bold" style:font-name-asian="宋体" style:font-size-asian="14pt" style:font-weight-asian="bold" style:font-size-complex="14pt" style:font-weight-complex="bold"/>
    </style:style>
    <style:style style:name="P61" style:family="paragraph" style:parent-style-name="Standard" style:list-style-name="L7">
      <style:paragraph-properties fo:margin-top="0.0429in" fo:margin-bottom="0in"/>
      <style:text-properties style:font-name="Consolas" fo:font-size="12pt" fo:font-weight="normal" style:font-name-asian="宋体" style:font-size-asian="10.5pt" style:font-weight-asian="normal" style:font-size-complex="12pt" style:font-weight-complex="normal"/>
    </style:style>
    <style:style style:name="P62" style:family="paragraph" style:parent-style-name="Standard" style:list-style-name="L8">
      <style:paragraph-properties fo:margin-top="0.0429in" fo:margin-bottom="0in"/>
    </style:style>
    <style:style style:name="P63" style:family="paragraph" style:parent-style-name="Standard" style:list-style-name="L1">
      <style:paragraph-properties fo:margin-left="0.3047in" fo:margin-right="0in" fo:margin-top="0in" fo:margin-bottom="0.0866in" fo:text-indent="0in" style:auto-text-indent="false">
        <style:tab-stops/>
      </style:paragraph-properties>
      <style:text-properties style:font-name="Consolas" fo:font-size="10.5pt" style:font-name-asian="宋体" style:font-size-asian="10.5pt" style:font-size-complex="10.5pt"/>
    </style:style>
    <style:style style:name="P64" style:family="paragraph" style:parent-style-name="Standard" style:list-style-name="L1">
      <style:paragraph-properties fo:margin-left="0.3047in" fo:margin-right="0in" fo:margin-top="0in" fo:margin-bottom="0.0866in" fo:text-indent="0in" style:auto-text-indent="false">
        <style:tab-stops>
          <style:tab-stop style:position="0.2937in"/>
        </style:tab-stops>
      </style:paragraph-properties>
      <style:text-properties style:font-name="Consolas" fo:font-size="10.5pt" style:font-name-asian="宋体" style:font-size-asian="10.5pt" style:font-size-complex="10.5pt"/>
    </style:style>
    <style:style style:name="P65" style:family="paragraph" style:parent-style-name="Standard" style:list-style-name="L1">
      <style:paragraph-properties fo:margin-left="0.3047in" fo:margin-right="0in" fo:margin-top="0in" fo:margin-bottom="0.0866in" fo:text-indent="0in" style:auto-text-indent="false">
        <style:tab-stops>
          <style:tab-stop style:position="0.2937in"/>
        </style:tab-stops>
      </style:paragraph-properties>
    </style:style>
    <style:style style:name="P66" style:family="paragraph" style:parent-style-name="Standard" style:list-style-name="L1">
      <style:paragraph-properties fo:margin-left="0.4925in" fo:margin-right="0in" fo:margin-top="0in" fo:margin-bottom="0.0866in" fo:text-indent="0in" style:auto-text-indent="false">
        <style:tab-stops>
          <style:tab-stop style:position="0.2937in"/>
        </style:tab-stops>
      </style:paragraph-properties>
      <style:text-properties style:font-name="Consolas" fo:font-size="10.5pt" style:font-name-asian="宋体" style:font-size-asian="10.5pt" style:font-size-complex="10.5pt"/>
    </style:style>
    <style:style style:name="P67" style:family="paragraph" style:parent-style-name="Heading_20_1">
      <style:paragraph-properties fo:text-align="center" style:justify-single-word="false"/>
      <style:text-properties style:font-name="Consolas" fo:font-size="22pt" style:font-name-asian="黑体" style:font-size-asian="22pt" style:font-size-complex="22pt"/>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indent="0in"/>
    </style:style>
    <style:style style:name="P70" style:family="paragraph">
      <style:paragraph-properties fo:margin-left="0in" fo:margin-right="0in" fo:margin-top="0in" fo:margin-bottom="0in" fo:line-height="100%" fo:text-indent="0in"/>
      <style:text-properties style:use-window-font-color="true" style:text-outline="false" style:text-line-through-style="none" style:font-name="Nimbus Sans 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indent="0in"/>
      <style:text-properties style:use-window-font-color="true" style:text-outline="false" style:text-line-through-style="none" style:font-name="Nimbus Sans L1" fo:font-size="10.5pt" fo:font-style="normal" fo:text-shadow="none" style:text-underline-style="none" fo:font-weight="bold" style:letter-kerning="true" style:font-name-asian="DejaVu Sans" style:font-size-asian="10.5pt" style:font-style-asian="normal" style:font-weight-asian="bold" style:font-name-complex="DejaVu Sans" style:font-size-complex="10.5pt" style:font-style-complex="normal" style:font-weight-complex="bold" style:text-emphasize="none" style:font-relief="none" style:text-overline-style="none" style:text-overline-color="font-color"/>
    </style:style>
    <style:style style:name="P72" style:family="paragraph">
      <style:paragraph-properties fo:margin-left="0in" fo:margin-right="0in" fo:margin-top="0in" fo:margin-bottom="0in" fo:line-height="100%" fo:text-indent="0in"/>
      <style:text-properties style:use-window-font-color="true" style:text-outline="false" style:text-line-through-style="none" style:font-name="Nimbus Sans 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indent="0in"/>
      <style:text-properties style:use-window-font-color="true" style:text-outline="false" style:text-line-through-style="none" style:font-name="Consola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Consolas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12pt" fo:font-style="italic" fo:font-weight="normal" style:font-name-asian="宋体" style:font-size-asian="12pt" style:font-style-asian="italic" style:font-weight-asian="normal" style:font-size-complex="12pt" style:font-style-complex="italic" style:font-weight-complex="normal"/>
    </style:style>
    <style:style style:name="T3" style:family="text">
      <style:text-properties fo:font-size="12pt" fo:font-style="normal" fo:font-weight="normal" style:font-name-asian="宋体" style:font-size-asian="12pt" style:font-style-asian="normal" style:font-weight-asian="normal" style:font-size-complex="12pt" style:font-style-complex="normal" style:font-weight-complex="normal"/>
    </style:style>
    <style:style style:name="T4" style:family="text">
      <style:text-properties fo:font-size="10.5pt" style:font-size-asian="10.5pt" style:font-size-complex="10.5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nsolas" fo:font-size="10.5pt" style:font-name-asian="宋体" style:font-size-asian="10.5pt" style:font-size-complex="10.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Nimbus Roman No9 L" fo:font-size="12pt" fo:font-style="normal" fo:font-weight="normal" style:font-name-asian="宋体" style:font-size-asian="12pt" style:font-style-asian="normal" style:font-weight-asian="normal" style:font-size-complex="12pt" style:font-style-complex="normal" style:font-weight-complex="normal"/>
    </style:style>
    <style:style style:name="T11" style:family="text">
      <style:text-properties style:font-name="Nimbus Roman No9 L" fo:font-size="12pt" fo:font-style="italic" fo:font-weight="normal" style:font-name-asian="宋体" style:font-size-asian="12pt" style:font-style-asian="italic" style:font-weight-asian="normal" style:font-size-complex="12pt" style:font-style-complex="italic" style:font-weight-complex="normal"/>
    </style:style>
    <style:style style:name="T12" style:family="text">
      <style:text-properties style:font-name="Century Schoolbook L" fo:font-size="12pt" fo:font-style="italic" fo:font-weight="normal" style:font-name-asian="宋体" style:font-size-asian="12pt" style:font-style-asian="italic" style:font-weight-asian="normal" style:font-size-complex="12pt" style:font-style-complex="italic" style:font-weight-complex="normal"/>
    </style:style>
    <style:style style:name="T13" style:family="text">
      <style:text-properties style:use-window-font-color="true" style:text-outline="false" style:text-line-through-style="none" style:font-name="Nimbus Sans 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Nimbus Sans L1" fo:font-size="10.5pt" fo:font-style="normal" fo:text-shadow="none" style:text-underline-style="none" fo:font-weight="bold" style:letter-kerning="true" style:font-name-asian="DejaVu Sans" style:font-size-asian="10.5pt" style:font-style-asian="normal" style:font-weight-asian="bold" style:font-name-complex="DejaVu Sans" style:font-size-complex="10.5pt" style:font-style-complex="normal" style:font-weight-complex="bold" style:text-emphasize="none" style:font-relief="none" style:text-overline-style="none" style:text-overline-color="font-color"/>
    </style:style>
    <style:style style:name="T15" style:family="text">
      <style:text-properties style:use-window-font-color="true" style:text-outline="false" style:text-line-through-style="none" style:font-name="Nimbus Sans 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Consola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Consolas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Nimbus Sans L1"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33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3236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0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398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39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3244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233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56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eb613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64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28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8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Arrow" draw:marker-end-width="0.070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Arrow" draw:marker-start-width="0.070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47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61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操作系统实验一 进程管理 实验报告</text:h>
      <text:p text:style-name="P11"/>
      <text:p text:style-name="P25">一、实验目的</text:p>
      <text:list xml:id="list1957349800" text:style-name="L1">
        <text:list-item>
          <text:p text:style-name="P48">加深对进程概念的理解，明确进程和程序的区别；</text:p>
        </text:list-item>
        <text:list-item>
          <text:p text:style-name="P48">进一步认识并发执行的实质；</text:p>
        </text:list-item>
        <text:list-item>
          <text:p text:style-name="P48">分析进程争用资源的现象，学习解决进程互斥的方法；</text:p>
        </text:list-item>
        <text:list-item>
          <text:p text:style-name="P49"><text:span text:style-name="T1">了解Linux系统中进程通信的基本原理</text:span>。</text:p>
          <text:p text:style-name="P50">二、实验环境</text:p>
          <text:list>
            <text:list-item>
              <text:list>
                <text:list-header>
                  <text:p text:style-name="P54">Archlinux 2009.08</text:p>
                  <text:p text:style-name="P54">Linux Kernel 2.6.31-ARCH</text:p>
                  <text:p text:style-name="P54">zsh 4.3.10</text:p>
                  <text:p text:style-name="P54">gcc 4.4.1-1</text:p>
                  <text:p text:style-name="P54">gdb 7.0-2</text:p>
                  <text:p text:style-name="P54">vim 7.2.266-1</text:p>
                </text:list-header>
              </text:list>
            </text:list-item>
          </text:list>
        </text:list-item>
      </text:list>
      <text:p text:style-name="P25">二、实验预备内容</text:p>
      <text:list xml:id="list1804863176" text:style-name="L2">
        <text:list-item>
          <text:p text:style-name="P55">阅读Linux的sched.h源码文件，加深对进程管理概念的理解</text:p>
        </text:list-item>
      </text:list>
      <text:p text:style-name="P31"><text:tab/><text:span text:style-name="T4">include/sched.h中定义了调度相关的结构体和函数，比如进程描述符task_struct，线程描述符 thread_info，以及CPU调度函数schedule()，IO调度函数io_schedule()，还有一些给调度提供支持的结构和函数，如信号结构signal_struct，计时函数do_timer()，CPU计时结构task_cputime等。</text:span></text:p>
      <text:p text:style-name="P30"><text:tab/>CPU调度主要算法在schedule()函数中，此函数定义在kernel/sched.c中。</text:p>
      <text:list xml:id="list879951511" text:continue-numbering="true" text:style-name="L2">
        <text:list-item>
          <text:p text:style-name="P55">阅读Linux的fork()源码文件，分析进程的创建过程</text:p>
        </text:list-item>
      </text:list>
      <text:p text:style-name="P31"><text:tab/><text:span text:style-name="T4">kernel/fork.c中定义了大部分进程创建相关的函数。</text:span></text:p>
      <text:p text:style-name="P30"><text:tab/>do_fork()函数是fork()的主要过程，它会调用copy_process()，根据参数clone_flags复制或者不复制父进程的资源，如：堆栈、页表、寄存器、打开文件的描述符等等。分析代码得copy_proces()函数流程如下：</text:p>
      <text:list xml:id="list1569496230" text:style-name="L3">
        <text:list-item>
          <text:p text:style-name="P57">调用dup_task_struct()为新进程创建一个内核栈、thread_info结构和task_struct，完全和父进程的相同。</text:p>
        </text:list-item>
        <text:list-item>
          <text:p text:style-name="P57">检查当前用户进程数目是否超过限制。</text:p>
        </text:list-item>
        <text:list-item>
          <text:p text:style-name="P57">重新设置进程描述符的一些域，将子进程和父进程区别开来。</text:p>
        </text:list-item>
        <text:list-item>
          <text:p text:style-name="P57">设置子进程状态为TASK_UNINTERRUPTIBLE以保证它不被运行。</text:p>
        </text:list-item>
        <text:list-item>
          <text:p text:style-name="P57">copy_porcess()调用copy_flags()以更新task_struct的flags成员。</text:p>
        </text:list-item>
        <text:list-item>
          <text:p text:style-name="P57">调用get_pid()为子进程申请一个有效的PID。</text:p>
        </text:list-item>
        <text:list-item>
          <text:p text:style-name="P57"><text:soft-page-break/>copy_porcess()根据clone_flags拷贝或者共享打开的文件、文件系统信息、信号处理函数、进程地址空间和命名空间等。</text:p>
        </text:list-item>
        <text:list-item>
          <text:p text:style-name="P57">让父进程和子进程平分剩余的时间片，返回一个指向子进程的指针。</text:p>
        </text:list-item>
        <text:list-item>
          <text:p text:style-name="P57">回到do_fork()函数，新创建的子进程被唤醒执行。</text:p>
        </text:list-item>
      </text:list>
      <text:p text:style-name="P25">三、实验内容</text:p>
      <text:list xml:id="list847024906" text:style-name="L4">
        <text:list-item>
          <text:p text:style-name="P56">进程的创建</text:p>
        </text:list-item>
      </text:list>
      <text:p text:style-name="P24">题目</text:p>
      <text:p text:style-name="P35">编写一段程序，使用系统调用fork() 创建两个子进程。当此程序运行时，在系统中有一个父进程和两个子进程活动。让每一个进程在屏幕上显示一个字符：父进程显示字符“a”，子进程分别显示字符“b”和“c”。试观察记录屏幕上的显示结果，并分析原因。</text:p>
      <text:p text:style-name="P21">编译并运行十次</text:p>
      <table:table table:name="Table4" table:style-name="Table4">
        <table:table-column table:style-name="Table4.A"/>
        <table:table-row>
          <table:table-cell table:style-name="Table4.A1" office:value-type="string">
            <text:p text:style-name="P1">$ gcc fork.c -o fork</text:p>
            <text:p text:style-name="P1">$ for ((i=0; i&lt;10; i++)); do ./fork; printf ';'; done;</text:p>
          </table:table-cell>
        </table:table-row>
      </table:table>
      <text:p text:style-name="P21">按10次ctrl+c，运行结果</text:p>
      <table:table table:name="Table5" table:style-name="Table5">
        <table:table-column table:style-name="Table5.A"/>
        <table:table-row>
          <table:table-cell table:style-name="Table5.A1" office:value-type="string">
            <text:p text:style-name="P1">bca;bca;bca;bca;bca;bca;bca;bac;bca;cba;</text:p>
          </table:table-cell>
        </table:table-row>
      </table:table>
      <text:p text:style-name="P39">输出结果为8次“bca”、一次“bac”以及一次“cba”。</text:p>
      <text:p text:style-name="P21">原因分析</text:p>
      <text:p text:style-name="P36">Linux调度器尽量让fork()后的子进程先得到调度。因为子进程并不是真正的复制了父进程资源，而是采用了copy-on-write技术，fork()产生的子进程往往会立即调用exec()，所以先调度子进程可以避免父进程的写操作带来的不必要的页拷贝。</text:p>
      <text:p text:style-name="P21">遇到的问题</text:p>
      <text:p text:style-name="P40">连续调用两次fork()得到的不是两个子进程，而是三个。因为在第一个fork()之后，子进程和父进程同时执行第二个fork()，将会再产生两个进程，这样一共就有4个进程在运行，不符合题意。</text:p>
      <text:p text:style-name="P21">解决方法</text:p>
      <text:p text:style-name="P41">在第一次fork()后，判断pid，只在父进程（pid != 0）的区域里执行fork()这样就只有一个父进程和两个子进程。</text:p>
      <table:table table:name="Table1" table:style-name="Table1">
        <table:table-column table:style-name="Table1.A"/>
        <table:table-row>
          <table:table-cell table:style-name="Table1.A1" office:value-type="string">
            <text:p text:style-name="P7"><draw:g text:anchor-type="paragraph" draw:z-index="0" draw:style-name="gr1"><draw:g draw:style-name="gr2"><draw:line draw:style-name="gr3" draw:text-style-name="P68" svg:x1="0.028in" svg:y1="1.3961in" svg:x2="2.3776in" svg:y2="1.3961in"><text:p/></draw:line><draw:line draw:style-name="gr3" draw:text-style-name="P68" svg:x1="0.6209in" svg:y1="0.6028in" svg:x2="2.378in" svg:y2="0.6028in"><text:p/></draw:line><draw:line draw:style-name="gr3" draw:text-style-name="P68" svg:x1="1.1327in" svg:y1="0.25in" svg:x2="2.3677in" svg:y2="0.25in"><text:p/></draw:line><draw:line draw:style-name="gr3" draw:text-style-name="P68" svg:x1="1.1327in" svg:y1="1.0181in" svg:x2="2.3677in" svg:y2="1.0181in"><text:p/></draw:line><draw:line draw:style-name="gr4" draw:text-style-name="P68" svg:x1="0.6303in" svg:y1="0.5874in" svg:x2="0.6303in" svg:y2="1.3965in"><text:p/></draw:line><draw:line draw:style-name="gr4" draw:text-style-name="P68" svg:x1="1.1386in" svg:y1="0.25in" svg:x2="1.1386in" svg:y2="0.587in"><text:p/></draw:line><draw:line draw:style-name="gr4" draw:text-style-name="P68" svg:x1="1.1386in" svg:y1="1.0244in" svg:x2="1.1386in" svg:y2="1.3953in"><text:p/></draw:line><draw:frame draw:style-name="gr5" draw:text-style-name="P70" svg:width="0.6614in" svg:height="0.3323in" svg:x="0.635in" svg:y="0.3181in"><draw:text-box><text:p text:style-name="P69"><text:span text:style-name="T13">fork()</text:span></text:p></draw:text-box></draw:frame><draw:frame draw:style-name="gr6" draw:text-style-name="P70" svg:width="0.7886in" svg:height="0.4224in" svg:x="2.476in" svg:y="1.2445in"><draw:text-box><text:p text:style-name="P69"><text:span text:style-name="T13">parent</text:span></text:p></draw:text-box></draw:frame><draw:frame draw:style-name="gr7" draw:text-style-name="P70" svg:width="0.698in" svg:height="0.3394in" svg:x="2.478in" svg:y="0.8567in"><draw:text-box><text:p text:style-name="P69"><text:span text:style-name="T13">child2</text:span></text:p></draw:text-box></draw:frame><draw:frame draw:style-name="gr8" draw:text-style-name="P70" svg:width="0.6394in" svg:height="0.3386in" svg:x="2.4787in" svg:y="0.1165in"><draw:text-box><text:p text:style-name="P69"><text:span text:style-name="T13">child3</text:span></text:p></draw:text-box></draw:frame><draw:frame draw:style-name="gr9" draw:text-style-name="P70" svg:width="0.6394in" svg:height="0.3378in" svg:x="2.4787in" svg:y="0.4185in"><draw:text-box><text:p text:style-name="P69"><text:span text:style-name="T13">child1</text:span></text:p></draw:text-box></draw:frame><draw:frame draw:style-name="gr5" draw:text-style-name="P70" svg:width="0.6614in" svg:height="0.3323in" svg:x="0.6354in" svg:y="1.0894in"><draw:text-box><text:p text:style-name="P69"><text:span text:style-name="T13">fork()</text:span></text:p></draw:text-box></draw:frame><draw:frame draw:style-name="gr5" draw:text-style-name="P70" svg:width="0.6614in" svg:height="0.3323in" svg:x="0.326in" svg:y="1.3831in"><draw:text-box><text:p text:style-name="P69"><text:span text:style-name="T13">fork()</text:span></text:p></draw:text-box></draw:frame></draw:g><draw:g draw:style-name="gr2"><draw:line draw:style-name="gr3" draw:text-style-name="P68" svg:x1="3.2555in" svg:y1="1.3815in" svg:x2="5.6051in" svg:y2="1.3815in"><text:p/></draw:line><draw:line draw:style-name="gr3" draw:text-style-name="P68" svg:x1="3.8472in" svg:y1="0.5882in" svg:x2="5.6043in" svg:y2="0.5882in"><text:p/></draw:line><draw:line draw:style-name="gr3" draw:text-style-name="P68" svg:x1="4.3591in" svg:y1="1.0028in" svg:x2="5.5941in" svg:y2="1.0028in"><text:p/></draw:line><draw:line draw:style-name="gr4" draw:text-style-name="P68" svg:x1="3.8567in" svg:y1="0.5724in" svg:x2="3.8567in" svg:y2="1.3815in"><text:p/></draw:line><draw:line draw:style-name="gr4" draw:text-style-name="P68" svg:x1="4.365in" svg:y1="1.0106in" svg:x2="4.365in" svg:y2="1.3815in"><text:p/></draw:line><draw:frame draw:style-name="gr10" draw:text-style-name="P70" svg:width="0.7689in" svg:height="0.4232in" svg:x="5.8126in" svg:y="1.2476in"><draw:text-box><text:p text:style-name="P69"><text:span text:style-name="T13">parent</text:span></text:p></draw:text-box></draw:frame><draw:frame draw:style-name="gr8" draw:text-style-name="P70" svg:width="0.698in" svg:height="0.3386in" svg:x="5.8154in" svg:y="0.8602in"><draw:text-box><text:p text:style-name="P69"><text:span text:style-name="T13">child2</text:span></text:p></draw:text-box></draw:frame><draw:frame draw:style-name="gr8" draw:text-style-name="P70" svg:width="0.7071in" svg:height="0.3386in" svg:x="5.8154in" svg:y="0.4213in"><draw:text-box><text:p text:style-name="P69"><text:span text:style-name="T13">child1</text:span></text:p></draw:text-box></draw:frame><draw:frame draw:style-name="gr5" draw:text-style-name="P70" svg:width="0.6606in" svg:height="0.3323in" svg:x="3.8571in" svg:y="1.1047in"><draw:text-box><text:p text:style-name="P69"><text:span text:style-name="T13">fork()</text:span></text:p></draw:text-box></draw:frame><draw:frame draw:style-name="gr11" draw:text-style-name="P70" svg:width="0.6606in" svg:height="0.3331in" svg:x="3.4697in" svg:y="1.3622in"><draw:text-box><text:p text:style-name="P69"><text:span text:style-name="T13">fork()</text:span></text:p></draw:text-box></draw:frame></draw:g><draw:frame draw:style-name="gr12" draw:text-style-name="P71" svg:width="1.4378in" svg:height="0.2949in" svg:x="0.7264in" svg:y="1.665in"><draw:text-box><text:p text:style-name="P69"><text:span text:style-name="T14">连续两次</text:span><text:span text:style-name="T14">fork()</text:span></text:p></draw:text-box></draw:frame><draw:frame draw:style-name="gr12" draw:text-style-name="P71" svg:width="2.7803in" svg:height="0.2949in" svg:x="3.439in" svg:y="1.6657in"><draw:text-box><text:p text:style-name="P69"><text:span text:style-name="T14">只在父进程里执行第二次</text:span><text:span text:style-name="T14">fork()</text:span></text:p></draw:text-box></draw:frame></draw:g></text:p>
          </table:table-cell>
        </table:table-row>
      </table:table>
      <text:p text:style-name="P19"><text:soft-page-break/>代码结构如下(本次实验的所有代码基于下面的结构)</text:p>
      <table:table table:name="Table12" table:style-name="Table12">
        <table:table-column table:style-name="Table12.A"/>
        <table:table-column table:style-name="Table12.B"/>
        <table:table-row>
          <table:table-cell table:style-name="Table12.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able:table-cell>
          <table:table-cell table:style-name="Table12.B1" office:value-type="string">
            <text:p text:style-name="P1"><text:s/>if ((pid1 = fork()) &lt; 0) { </text:p>
            <text:p text:style-name="P1"><text:s text:c="5"/>fprintf(stderr, "%s\n", strerror(errno)); </text:p>
            <text:p text:style-name="P1"><text:s text:c="5"/>return -1; </text:p>
            <text:p text:style-name="P1"><text:s/>} </text:p>
            <text:p text:style-name="P1"><text:s/>else if (pid1 == 0) { </text:p>
            <text:p text:style-name="P1"><text:s text:c="3"/><text:span text:style-name="T5"><text:s text:c="2"/>/* action in child one */ </text:span></text:p>
            <text:p text:style-name="P1"><text:s/>} </text:p>
            <text:p text:style-name="P1"><text:s/>else {</text:p>
            <text:p text:style-name="P1"><text:s text:c="5"/>if ((pid2 = fork()) &lt; 0) { </text:p>
            <text:p text:style-name="P1"><text:s text:c="9"/>fprintf(stderr, "%s\n", strerror(errno)); </text:p>
            <text:p text:style-name="P1"><text:s text:c="9"/>return -1; </text:p>
            <text:p text:style-name="P1"><text:s text:c="5"/>} </text:p>
            <text:p text:style-name="P1"/>
            <text:p text:style-name="P1"><text:s text:c="5"/>if (pid2 == 0) { </text:p>
            <text:p text:style-name="P1"><text:s text:c="7"/><text:span text:style-name="T5"><text:s text:c="2"/>/* action in child two */ </text:span></text:p>
            <text:p text:style-name="P1"><text:s text:c="5"/>} else { </text:p>
            <text:p text:style-name="P1"><text:s text:c="4"/><text:span text:style-name="T5"><text:s text:c="5"/>/* action in parent */ </text:span></text:p>
            <text:p text:style-name="P1"><text:s text:c="5"/>} </text:p>
            <text:p text:style-name="P1"><text:s/>}</text:p>
          </table:table-cell>
        </table:table-row>
      </table:table>
      <text:p text:style-name="P18"/>
      <text:list xml:id="list1161879025" text:continue-numbering="true" text:style-name="L4">
        <text:list-item>
          <text:p text:style-name="P56">进程的控制</text:p>
        </text:list-item>
      </text:list>
      <text:p text:style-name="P23">题目A </text:p>
      <text:p text:style-name="P38">修改已经编写的程序，将每个进程输出一个字符改为每个进程输出一句话，再观察程序执行时屏幕上出现的现象，并分析原因。</text:p>
      <text:p text:style-name="P22">主要代码(基于第一题的代码框架)</text:p>
      <table:table table:name="Table13" table:style-name="Table13">
        <table:table-column table:style-name="Table13.A"/>
        <table:table-column table:style-name="Table13.B"/>
        <table:table-row>
          <table:table-cell table:style-name="Table13.A1" office:value-type="string">
            <text:p text:style-name="P2">01</text:p>
            <text:p text:style-name="P2">02</text:p>
            <text:p text:style-name="P2">03</text:p>
            <text:p text:style-name="P2">04</text:p>
            <text:p text:style-name="P2">05</text:p>
            <text:p text:style-name="P2">06</text:p>
          </table:table-cell>
          <table:table-cell table:style-name="Table13.B1" office:value-type="string">
            <text:p text:style-name="P3">/* action in child one */ </text:p>
            <text:p text:style-name="P4"><text:s text:c="4"/>printf("process 2.\nprocess 2.\n");</text:p>
            <text:p text:style-name="P3">/* action in child two */ </text:p>
            <text:p text:style-name="P4"><text:s text:c="4"/>printf("process 3.\nprocess 3.\n");</text:p>
            <text:p text:style-name="P4"><text:span text:style-name="T5">/* action in parent */</text:span> </text:p>
            <text:p text:style-name="P4"><text:s text:c="4"/>printf("process 1.\nprocess 1.\n");</text:p>
          </table:table-cell>
        </table:table-row>
      </table:table>
      <text:p text:style-name="P21">编译并运行十次</text:p>
      <table:table table:name="Table7" table:style-name="Table7">
        <table:table-column table:style-name="Table7.A"/>
        <table:table-row>
          <table:table-cell table:style-name="Table7.A1" office:value-type="string">
            <text:p text:style-name="P1">$ gcc fork2.c -o fork2</text:p>
            <text:p text:style-name="P1">$ for ((i=0; i&lt;10; i++)); do ./fork2; done;</text:p>
          </table:table-cell>
        </table:table-row>
      </table:table>
      <text:p text:style-name="P21">运行结果</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float" office:value="1">
            <text:p text:style-name="P5">1</text:p>
          </table:table-cell>
          <table:table-cell table:style-name="Table6.B1" office:value-type="string">
            <text:p text:style-name="P6">process 3. </text:p>
            <text:p text:style-name="P6">process 3. </text:p>
            <text:p text:style-name="P6">process 1. </text:p>
            <text:p text:style-name="P6">process 1. </text:p>
            <text:p text:style-name="P6">process 2. </text:p>
            <text:p text:style-name="P6">process 2. </text:p>
          </table:table-cell>
          <table:table-cell table:style-name="Table6.A1" office:value-type="float" office:value="2">
            <text:p text:style-name="P5">2</text:p>
          </table:table-cell>
          <table:table-cell table:style-name="Table6.D1" office:value-type="string">
            <text:p text:style-name="P6">process 3. </text:p>
            <text:p text:style-name="P6">process 3. </text:p>
            <text:p text:style-name="P6">process 1. </text:p>
            <text:p text:style-name="P6">process 1. </text:p>
            <text:p text:style-name="P6">process 2. </text:p>
            <text:p text:style-name="P6">process 2. </text:p>
          </table:table-cell>
          <table:table-cell table:style-name="Table6.E1" office:value-type="float" office:value="3">
            <text:p text:style-name="P5">3</text:p>
          </table:table-cell>
          <table:table-cell table:style-name="Table6.F1" office:value-type="string">
            <text:p text:style-name="P10">process 3. </text:p>
            <text:p text:style-name="P6">process 3. </text:p>
            <text:p text:style-name="P6">process 1. </text:p>
            <text:p text:style-name="P6">process 2. </text:p>
            <text:p text:style-name="P6">process 1. </text:p>
            <text:p text:style-name="P6">process 2. </text:p>
          </table:table-cell>
        </table:table-row>
        <table:table-row>
          <table:table-cell table:style-name="Table6.A2" office:value-type="float" office:value="4">
            <text:p text:style-name="P5">4</text:p>
          </table:table-cell>
          <table:table-cell table:style-name="Table6.B2" office:value-type="string">
            <text:p text:style-name="P6">process 3. </text:p>
            <text:p text:style-name="P6">process 3. </text:p>
            <text:p text:style-name="P6">process 1. </text:p>
            <text:p text:style-name="P6"><text:soft-page-break/>process 1. </text:p>
            <text:p text:style-name="P6">process 2. </text:p>
            <text:p text:style-name="P6">process 2. </text:p>
          </table:table-cell>
          <table:table-cell table:style-name="Table6.A2" office:value-type="float" office:value="5">
            <text:p text:style-name="P5">5</text:p>
          </table:table-cell>
          <table:table-cell table:style-name="Table6.D2" office:value-type="string">
            <text:p text:style-name="P6">process 2. </text:p>
            <text:p text:style-name="P6">process 2. </text:p>
            <text:p text:style-name="P6">process 1. </text:p>
            <text:p text:style-name="P6"><text:soft-page-break/>process 1. </text:p>
            <text:p text:style-name="P6">process 3. </text:p>
            <text:p text:style-name="P6">process 3. </text:p>
          </table:table-cell>
          <table:table-cell table:style-name="Table6.E2" office:value-type="float" office:value="6">
            <text:p text:style-name="P5">6</text:p>
          </table:table-cell>
          <table:table-cell table:style-name="Table6.F2" office:value-type="string">
            <text:p text:style-name="P6">process 2. </text:p>
            <text:p text:style-name="P6">process 2. </text:p>
            <text:p text:style-name="P6">process 3. </text:p>
            <text:p text:style-name="P6"><text:soft-page-break/>process 3. </text:p>
            <text:p text:style-name="P6">process 1. </text:p>
            <text:p text:style-name="P6">process 1. </text:p>
          </table:table-cell>
        </table:table-row>
        <table:table-row>
          <table:table-cell table:style-name="Table6.A2" office:value-type="float" office:value="7">
            <text:p text:style-name="P5">7</text:p>
          </table:table-cell>
          <table:table-cell table:style-name="Table6.B2" office:value-type="string">
            <text:p text:style-name="P6">process 2. </text:p>
            <text:p text:style-name="P6">process 2. </text:p>
            <text:p text:style-name="P6">process 1. </text:p>
            <text:p text:style-name="P6">process 1. </text:p>
            <text:p text:style-name="P6">process 3. </text:p>
            <text:p text:style-name="P6">process 3. </text:p>
          </table:table-cell>
          <table:table-cell table:style-name="Table6.A2" office:value-type="float" office:value="8">
            <text:p text:style-name="P5">8</text:p>
          </table:table-cell>
          <table:table-cell table:style-name="Table6.D2" office:value-type="string">
            <text:p text:style-name="P6">process 3. </text:p>
            <text:p text:style-name="P6">process 3. </text:p>
            <text:p text:style-name="P6">process 1. </text:p>
            <text:p text:style-name="P6">process 1. </text:p>
            <text:p text:style-name="P6">process 2. </text:p>
            <text:p text:style-name="P6">process 2. </text:p>
          </table:table-cell>
          <table:table-cell table:style-name="Table6.E2" office:value-type="float" office:value="9">
            <text:p text:style-name="P5">9</text:p>
          </table:table-cell>
          <table:table-cell table:style-name="Table6.F2" office:value-type="string">
            <text:p text:style-name="P6">process 3. </text:p>
            <text:p text:style-name="P6">process 3. </text:p>
            <text:p text:style-name="P6">process 1. </text:p>
            <text:p text:style-name="P6">process 1. </text:p>
            <text:p text:style-name="P6">process 2. </text:p>
            <text:p text:style-name="P6">process 2. </text:p>
          </table:table-cell>
        </table:table-row>
        <table:table-row>
          <table:table-cell table:style-name="Table6.A4" office:value-type="float" office:value="10">
            <text:p text:style-name="P5">10</text:p>
          </table:table-cell>
          <table:table-cell table:style-name="Table6.B4" office:value-type="string">
            <text:p text:style-name="P6">process 2. </text:p>
            <text:p text:style-name="P6">process 2. </text:p>
            <text:p text:style-name="P6">process 3. </text:p>
            <text:p text:style-name="P6">process 1. </text:p>
            <text:p text:style-name="P6">process 3. </text:p>
            <text:p text:style-name="P6">process 1. </text:p>
          </table:table-cell>
          <table:table-cell table:style-name="Table6.B4" office:value-type="string">
            <text:p text:style-name="P5"/>
          </table:table-cell>
          <table:table-cell table:style-name="Table6.D4" office:value-type="string">
            <text:p text:style-name="P6"/>
          </table:table-cell>
          <table:table-cell table:style-name="Table6.D4" office:value-type="string">
            <text:p text:style-name="P5"/>
          </table:table-cell>
          <table:table-cell table:style-name="Table6.F2" office:value-type="string">
            <text:p text:style-name="P6"/>
          </table:table-cell>
        </table:table-row>
      </table:table>
      <text:p text:style-name="P21">结果分析</text:p>
      <text:p text:style-name="P36">与第一个程序相同，三个进程的执行顺序是随机的。第3组和第10组输出显示，一个printf函数可能被另一个进程的printf打断，并且是按行打断。</text:p>
      <text:p text:style-name="P21">遇到的问题</text:p>
      <text:p text:style-name="P37">原先每个进程都用一句“print(“prccess x\n”);”输出，输出中不会出现两个进程的输出混合的情况。</text:p>
      <text:p text:style-name="P21">解决方法</text:p>
      <text:p text:style-name="P37">问题的原因是printf函数是“按行缓冲”的，也就是说只有遇到‘\n’，printf才会输出到stdout。所以改成“printf(“prccess x\nprocess x\n”);”，在一个printf中输出两行，这样printf会分两次占用stdin输出两行，从而被令一个并发的printf抢占stdin。</text:p>
      <text:p text:style-name="P20"><text:span text:style-name="T5">题目B</text:span> </text:p>
      <text:p text:style-name="P42">如果在程序中使用系统调用lockf() 来给每一个进程加锁，可以实现进程之间的互斥，观察并分析出现的现象。</text:p>
      <text:p text:style-name="P22">主要代码(基于第一题的代码框架)</text:p>
      <table:table table:name="Table14" table:style-name="Table14">
        <table:table-column table:style-name="Table14.A"/>
        <table:table-column table:style-name="Table14.B"/>
        <table:table-row>
          <table:table-cell table:style-name="Table14.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10</text:p>
            <text:p text:style-name="P2">11</text:p>
            <text:p text:style-name="P2">12</text:p>
          </table:table-cell>
          <table:table-cell table:style-name="Table14.B1" office:value-type="string">
            <text:p text:style-name="P3">/* action in child one */ </text:p>
            <text:p text:style-name="P3"><text:s text:c="4"/><text:span text:style-name="T6">lockf(1, F_LOCK, 0);</text:span></text:p>
            <text:p text:style-name="P4"><text:s text:c="4"/>printf("process 2.\nprocess 2.\n");</text:p>
            <text:p text:style-name="P4"><text:s text:c="4"/>lockf(1, F_ULOCK, 0);</text:p>
            <text:p text:style-name="P3">/* action in child two */ </text:p>
            <text:p text:style-name="P3"><text:s text:c="4"/><text:span text:style-name="T6">lockf(1, F_LOCK, 0);</text:span></text:p>
            <text:p text:style-name="P4"><text:s text:c="4"/>printf("process 3.\nprocess 3.\n");</text:p>
            <text:p text:style-name="P4"><text:s text:c="4"/>lockf(1, F_ULOCK, 0);</text:p>
            <text:p text:style-name="P4"><text:span text:style-name="T5">/* action in parent */</text:span> </text:p>
            <text:p text:style-name="P4"><text:s text:c="4"/>lockf(1, F_LOCK, 0);</text:p>
            <text:p text:style-name="P4"><text:s text:c="4"/>printf("process 1.\nprocess 1.\n");</text:p>
            <text:p text:style-name="P4"><text:s text:c="4"/>lockf(1, F_ULOCK, 0);</text:p>
          </table:table-cell>
        </table:table-row>
      </table:table>
      <text:p text:style-name="P14">编译并运行十次</text:p>
      <table:table table:name="Table8" table:style-name="Table8">
        <table:table-column table:style-name="Table8.A"/>
        <text:soft-page-break/>
        <table:table-row>
          <table:table-cell table:style-name="Table8.A1" office:value-type="string">
            <text:p text:style-name="P1">$ gcc lockf.c -o lockf</text:p>
            <text:p text:style-name="P1">$ for ((i=0; i&lt;10; i++)); do ./lockf; done;</text:p>
          </table:table-cell>
        </table:table-row>
      </table:table>
      <text:p text:style-name="P14">运行结果</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float" office:value="1">
            <text:p text:style-name="P5">1</text:p>
          </table:table-cell>
          <table:table-cell table:style-name="Table9.B1" office:value-type="string">
            <text:p text:style-name="P6">process 3. </text:p>
            <text:p text:style-name="P6">process 3. </text:p>
            <text:p text:style-name="P6">process 1. </text:p>
            <text:p text:style-name="P6">process 1. </text:p>
            <text:p text:style-name="P6">process 2. </text:p>
            <text:p text:style-name="P6">process 2. </text:p>
          </table:table-cell>
          <table:table-cell table:style-name="Table9.A1" office:value-type="float" office:value="2">
            <text:p text:style-name="P5">2</text:p>
          </table:table-cell>
          <table:table-cell table:style-name="Table9.D1" office:value-type="string">
            <text:p text:style-name="P6">process 3. </text:p>
            <text:p text:style-name="P6">process 3. </text:p>
            <text:p text:style-name="P6">process 1. </text:p>
            <text:p text:style-name="P6">process 1. </text:p>
            <text:p text:style-name="P6">process 2. </text:p>
            <text:p text:style-name="P6">process 2. </text:p>
          </table:table-cell>
          <table:table-cell table:style-name="Table9.E1" office:value-type="float" office:value="3">
            <text:p text:style-name="P5">3</text:p>
          </table:table-cell>
          <table:table-cell table:style-name="Table9.F1" office:value-type="string">
            <text:p text:style-name="P10">process 3. </text:p>
            <text:p text:style-name="P6">process 3. </text:p>
            <text:p text:style-name="P6">process 1. </text:p>
            <text:p text:style-name="P6">process 1. </text:p>
            <text:p text:style-name="P6">process 2. </text:p>
            <text:p text:style-name="P6">process 2. </text:p>
          </table:table-cell>
        </table:table-row>
        <table:table-row>
          <table:table-cell table:style-name="Table9.A2" office:value-type="float" office:value="4">
            <text:p text:style-name="P5">4</text:p>
          </table:table-cell>
          <table:table-cell table:style-name="Table9.B2" office:value-type="string">
            <text:p text:style-name="P6">process 1. </text:p>
            <text:p text:style-name="P6">process 1. </text:p>
            <text:p text:style-name="P6">process 2. </text:p>
            <text:p text:style-name="P6">process 2. </text:p>
            <text:p text:style-name="P6">process 3. </text:p>
            <text:p text:style-name="P6">process 3. </text:p>
          </table:table-cell>
          <table:table-cell table:style-name="Table9.A2" office:value-type="float" office:value="5">
            <text:p text:style-name="P5">5</text:p>
          </table:table-cell>
          <table:table-cell table:style-name="Table9.D2" office:value-type="string">
            <text:p text:style-name="P6">process 2. </text:p>
            <text:p text:style-name="P6">process 2. </text:p>
            <text:p text:style-name="P6">process 1. </text:p>
            <text:p text:style-name="P6">process 1. </text:p>
            <text:p text:style-name="P6">process 3. </text:p>
            <text:p text:style-name="P6">process 3. </text:p>
          </table:table-cell>
          <table:table-cell table:style-name="Table9.E2" office:value-type="float" office:value="6">
            <text:p text:style-name="P5">6</text:p>
          </table:table-cell>
          <table:table-cell table:style-name="Table9.F2" office:value-type="string">
            <text:p text:style-name="P6">process 2. </text:p>
            <text:p text:style-name="P6">process 2. </text:p>
            <text:p text:style-name="P6">process 3. </text:p>
            <text:p text:style-name="P6">process 3. </text:p>
            <text:p text:style-name="P6">process 1. </text:p>
            <text:p text:style-name="P6">process 1. </text:p>
          </table:table-cell>
        </table:table-row>
        <table:table-row>
          <table:table-cell table:style-name="Table9.A2" office:value-type="float" office:value="7">
            <text:p text:style-name="P5">7</text:p>
          </table:table-cell>
          <table:table-cell table:style-name="Table9.B2" office:value-type="string">
            <text:p text:style-name="P6">process 2. </text:p>
            <text:p text:style-name="P6">process 2. </text:p>
            <text:p text:style-name="P6">process 1. </text:p>
            <text:p text:style-name="P6">process 1. </text:p>
            <text:p text:style-name="P6">process 3. </text:p>
            <text:p text:style-name="P6">process 3. </text:p>
          </table:table-cell>
          <table:table-cell table:style-name="Table9.A2" office:value-type="float" office:value="8">
            <text:p text:style-name="P5">8</text:p>
          </table:table-cell>
          <table:table-cell table:style-name="Table9.D2" office:value-type="string">
            <text:p text:style-name="P6">process 3. </text:p>
            <text:p text:style-name="P6">process 3. </text:p>
            <text:p text:style-name="P6">process 1. </text:p>
            <text:p text:style-name="P6">process 1. </text:p>
            <text:p text:style-name="P6">process 2. </text:p>
            <text:p text:style-name="P6">process 2. </text:p>
          </table:table-cell>
          <table:table-cell table:style-name="Table9.E2" office:value-type="float" office:value="9">
            <text:p text:style-name="P5">9</text:p>
          </table:table-cell>
          <table:table-cell table:style-name="Table9.F2" office:value-type="string">
            <text:p text:style-name="P6">process 2. </text:p>
            <text:p text:style-name="P6">process 2. </text:p>
            <text:p text:style-name="P6">process 1. </text:p>
            <text:p text:style-name="P6">process 1. </text:p>
            <text:p text:style-name="P6">process 3. </text:p>
            <text:p text:style-name="P6">process 3. </text:p>
          </table:table-cell>
        </table:table-row>
        <table:table-row>
          <table:table-cell table:style-name="Table9.A4" office:value-type="float" office:value="10">
            <text:p text:style-name="P5">10</text:p>
          </table:table-cell>
          <table:table-cell table:style-name="Table9.B4" office:value-type="string">
            <text:p text:style-name="P6">process 3. </text:p>
            <text:p text:style-name="P6">process 3. </text:p>
            <text:p text:style-name="P6">process 2. </text:p>
            <text:p text:style-name="P6">process 2. </text:p>
            <text:p text:style-name="P6">process 1. </text:p>
            <text:p text:style-name="P6">process 1. </text:p>
          </table:table-cell>
          <table:table-cell table:style-name="Table9.B4" office:value-type="string">
            <text:p text:style-name="P5"/>
          </table:table-cell>
          <table:table-cell table:style-name="Table9.D4" office:value-type="string">
            <text:p text:style-name="P6"/>
          </table:table-cell>
          <table:table-cell table:style-name="Table9.D4" office:value-type="string">
            <text:p text:style-name="P5"/>
          </table:table-cell>
          <table:table-cell table:style-name="Table9.F2" office:value-type="string">
            <text:p text:style-name="P6"/>
          </table:table-cell>
        </table:table-row>
      </table:table>
      <text:p text:style-name="P14">结果分析</text:p>
      <text:p text:style-name="P37">与没有加lockf的程序比较，输出里没有出现两个进程的输出混合在一起的情况，说明通过lockf给stdout加锁，实现了三个进程对stdout的互斥使用。</text:p>
      <text:list xml:id="list1099442532" text:continue-numbering="true" text:style-name="L4">
        <text:list-item>
          <text:p text:style-name="P56">进程间信号通信</text:p>
        </text:list-item>
      </text:list>
      <text:p text:style-name="P12">a) 编写一段程序，使其实现进程的软中断通信。</text:p>
      <text:p text:style-name="P32">要求：使用系统调用fork() 创建两个子进程，再用系统调用signal()让父进程捕捉键盘上来的中断信号（即按DEL键）；当捕捉到中断信号后，父进程用系统调用kill()向两个子进程发出信号，子进程捕捉到信号后分别输出下列信息后终止：</text:p>
      <text:p text:style-name="P46">Child Process 1 is killed by Parent!</text:p>
      <text:p text:style-name="P47">Child Process 2 is killed by Parent!</text:p>
      <text:p text:style-name="P12">父进程等待两个子进程终止后，输出如下的信息后终止：</text:p>
      <text:p text:style-name="P47">Parent Process is killed!</text:p>
      <text:p text:style-name="P22">主要代码(基于第一题的代码框架)</text:p>
      <table:table table:name="Table15" table:style-name="Table15">
        <table:table-column table:style-name="Table15.A"/>
        <table:table-column table:style-name="Table15.B"/>
        <text:soft-page-break/>
        <table:table-row>
          <table:table-cell table:style-name="Table15.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able:table-cell>
          <table:table-cell table:style-name="Table15.B1" office:value-type="string">
            <text:p text:style-name="P3">/* global */</text:p>
            <text:p text:style-name="P4">int lock = 1; </text:p>
            <text:p text:style-name="P4">void unlock(){ lock = 0; } // release the lock </text:p>
            <text:p text:style-name="P4">void busy_wait() { while (lock); }</text:p>
            <text:p text:style-name="P3">/* action in child one */ </text:p>
            <text:p text:style-name="P13"><text:s text:c="4"/>signal(SIGINT, SIG_IGN); <text:s/>// Ignore SIGINT signal</text:p>
            <text:p text:style-name="P4"><text:s text:c="4"/>signal(SIGUSR1, unlock); <text:s/></text:p>
            <text:p text:style-name="P4"><text:s text:c="4"/>busy_wait(); // wait until signal SIGUSR1 captured. </text:p>
            <text:p text:style-name="P4"><text:s text:c="4"/>lockf(1, F_LOCK, 0);</text:p>
            <text:p text:style-name="P4"><text:s text:c="4"/>printf("Child process 1 killed by parrent process.\n"); </text:p>
            <text:p text:style-name="P4"><text:s text:c="4"/>lockf(1, F_ULOCK, 0); </text:p>
            <text:p text:style-name="P4"><text:s text:c="4"/>return 0; </text:p>
            <text:p text:style-name="P3">/* action in child two */ </text:p>
            <text:p text:style-name="P13"><text:s text:c="4"/>signal(SIGINT, SIG_IGN); <text:s/>// Ignore SIGINT signal</text:p>
            <text:p text:style-name="P4"><text:s text:c="4"/>signal(SIGUSR1, unlock); <text:s/></text:p>
            <text:p text:style-name="P4"><text:s text:c="4"/>busy_wait(); // wait until signal SIGUSR1 captured. </text:p>
            <text:p text:style-name="P4"><text:s text:c="4"/>lockf(1, F_LOCK, 0);</text:p>
            <text:p text:style-name="P4"><text:s text:c="4"/>printf("Child process 1 killed by parrent process.\n"); </text:p>
            <text:p text:style-name="P4"><text:s text:c="4"/>lockf(1, F_ULOCK, 0); </text:p>
            <text:p text:style-name="P4"><text:s text:c="4"/>return 0; </text:p>
            <text:p text:style-name="P4"><text:span text:style-name="T5">/* action in parent */</text:span> </text:p>
            <text:p text:style-name="P4"><text:s text:c="4"/>signal(SIGINT, unlock); </text:p>
            <text:p text:style-name="P4"><text:s text:c="4"/>busy_wait(); // block until SIG_INT come</text:p>
            <text:p text:style-name="P4"><text:s text:c="4"/>kill(pid1, SIGUSR1); </text:p>
            <text:p text:style-name="P4"><text:s text:c="4"/>kill(pid2, SIGUSR2); </text:p>
            <text:p text:style-name="P4"><text:s text:c="4"/>wait(pid1); </text:p>
            <text:p text:style-name="P4"><text:s text:c="4"/>wait(pid2); // wait two child process return</text:p>
            <text:p text:style-name="P4"><text:s text:c="4"/>lockf(1, F_LOCK, 0); </text:p>
            <text:p text:style-name="P4"><text:s text:c="4"/>printf("Parrent process exit.\n"); </text:p>
            <text:p text:style-name="P4"><text:s text:c="4"/>lockf(1, F_ULOCK, 0); <text:s text:c="3"/></text:p>
          </table:table-cell>
        </table:table-row>
      </table:table>
      <text:p text:style-name="P14">编译并运行十次</text:p>
      <table:table table:name="Table2" table:style-name="Table2">
        <table:table-column table:style-name="Table2.A"/>
        <table:table-row>
          <table:table-cell table:style-name="Table2.A1" office:value-type="string">
            <text:p text:style-name="P1">$ gcc signal.c -o signal</text:p>
            <text:p text:style-name="P1">$ for ((i=0; i&lt;10; i++)); do ./signal; done;</text:p>
          </table:table-cell>
        </table:table-row>
      </table:table>
      <text:p text:style-name="P14">按10次ctrl+c，运行结果</text:p>
      <table:table table:name="Table3" table:style-name="Table3">
        <table:table-column table:style-name="Table3.A"/>
        <table:table-column table:style-name="Table3.B"/>
        <table:table-row>
          <table:table-cell table:style-name="Table3.A1" office:value-type="float" office:value="1">
            <text:p text:style-name="P17">1</text:p>
          </table:table-cell>
          <table:table-cell table:style-name="Table3.B1" office:value-type="string">
            <text:p text:style-name="P16">Child process 2 killed by parrent process. </text:p>
            <text:p text:style-name="P16">Child process 1 killed by parrent process. </text:p>
            <text:p text:style-name="P16">Parrent process exit. </text:p>
          </table:table-cell>
        </table:table-row>
        <table:table-row>
          <table:table-cell table:style-name="Table3.A2" office:value-type="float" office:value="2">
            <text:p text:style-name="P17">2</text:p>
          </table:table-cell>
          <table:table-cell table:style-name="Table3.B2" office:value-type="string">
            <text:p text:style-name="P16">Child process 2 killed by parrent process. </text:p>
            <text:p text:style-name="P16">Child process 1 killed by parrent process. </text:p>
            <text:p text:style-name="P16">Parrent process exit. </text:p>
          </table:table-cell>
        </table:table-row>
        <table:table-row>
          <table:table-cell table:style-name="Table3.A2" office:value-type="float" office:value="3">
            <text:p text:style-name="P17">3</text:p>
          </table:table-cell>
          <table:table-cell table:style-name="Table3.B2" office:value-type="string">
            <text:p text:style-name="P16">Child process 1 killed by parrent process. </text:p>
            <text:p text:style-name="P16">Child process 2 killed by parrent process. </text:p>
            <text:p text:style-name="P16">Parrent process exit. </text:p>
          </table:table-cell>
        </table:table-row>
        <table:table-row>
          <table:table-cell table:style-name="Table3.A2" office:value-type="float" office:value="4">
            <text:p text:style-name="P17">4</text:p>
          </table:table-cell>
          <table:table-cell table:style-name="Table3.B2" office:value-type="string">
            <text:p text:style-name="P16">Child process 1 killed by parrent process. </text:p>
            <text:p text:style-name="P16">Child process 2 killed by parrent process. </text:p>
            <text:p text:style-name="P16">Parrent process exit. </text:p>
          </table:table-cell>
        </table:table-row>
        <table:table-row>
          <table:table-cell table:style-name="Table3.A2" office:value-type="float" office:value="5">
            <text:p text:style-name="P17">5</text:p>
          </table:table-cell>
          <table:table-cell table:style-name="Table3.B2" office:value-type="string">
            <text:p text:style-name="P16">Child process 2 killed by parrent process. </text:p>
            <text:p text:style-name="P16">Child process 1 killed by parrent process. </text:p>
            <text:p text:style-name="P16">Parrent process exit. </text:p>
          </table:table-cell>
        </table:table-row>
        <text:soft-page-break/>
        <table:table-row>
          <table:table-cell table:style-name="Table3.A2" office:value-type="float" office:value="6">
            <text:p text:style-name="P17">6</text:p>
          </table:table-cell>
          <table:table-cell table:style-name="Table3.B2" office:value-type="string">
            <text:p text:style-name="P16">Child process 1 killed by parrent process. </text:p>
            <text:p text:style-name="P16">Child process 2 killed by parrent process. </text:p>
            <text:p text:style-name="P16">Parrent process exit. </text:p>
          </table:table-cell>
        </table:table-row>
        <table:table-row>
          <table:table-cell table:style-name="Table3.A2" office:value-type="float" office:value="7">
            <text:p text:style-name="P17">7</text:p>
          </table:table-cell>
          <table:table-cell table:style-name="Table3.B2" office:value-type="string">
            <text:p text:style-name="P16">Child process 2 killed by parrent process. </text:p>
            <text:p text:style-name="P16">Child process 1 killed by parrent process. </text:p>
            <text:p text:style-name="P16">Parrent process exit. </text:p>
          </table:table-cell>
        </table:table-row>
        <table:table-row>
          <table:table-cell table:style-name="Table3.A2" office:value-type="float" office:value="8">
            <text:p text:style-name="P17">8</text:p>
          </table:table-cell>
          <table:table-cell table:style-name="Table3.B2" office:value-type="string">
            <text:p text:style-name="P16">Child process 1 killed by parrent process. </text:p>
            <text:p text:style-name="P16">Child process 2 killed by parrent process. </text:p>
            <text:p text:style-name="P16">Parrent process exit. </text:p>
          </table:table-cell>
        </table:table-row>
        <table:table-row>
          <table:table-cell table:style-name="Table3.A2" office:value-type="float" office:value="9">
            <text:p text:style-name="P17">9</text:p>
          </table:table-cell>
          <table:table-cell table:style-name="Table3.B2" office:value-type="string">
            <text:p text:style-name="P16">Child process 1 killed by parrent process. </text:p>
            <text:p text:style-name="P16">Child process 2 killed by parrent process. </text:p>
            <text:p text:style-name="P16">Parrent process exit.</text:p>
          </table:table-cell>
        </table:table-row>
        <table:table-row>
          <table:table-cell table:style-name="Table3.A2" office:value-type="float" office:value="10">
            <text:p text:style-name="P17">10</text:p>
          </table:table-cell>
          <table:table-cell table:style-name="Table3.B2" office:value-type="string">
            <text:p text:style-name="P16">Child process 2 killed by parrent process. </text:p>
            <text:p text:style-name="P16">Child process 1 killed by parrent process. </text:p>
            <text:p text:style-name="P16">Parrent process exit. </text:p>
          </table:table-cell>
        </table:table-row>
      </table:table>
      <text:p text:style-name="P14">结果分析</text:p>
      <text:p text:style-name="P45">其中有5次child1先输出，另5次child2先输出，可见signal发出后，哪个子进程先接收到信号是不定的，其取决于内核CPU调度器先调度到哪个进程。</text:p>
      <text:p text:style-name="P14">遇到的问题</text:p>
      <text:list xml:id="list952775296" text:style-name="L5">
        <text:list-item>
          <text:p text:style-name="P58">signal()函数是异步函数，执行注册后，程序并不等待信号的到来，而是继续执行，所以需要在执行signal后，阻塞进程，直到接受信号后，恢复进程的执行。</text:p>
        </text:list-item>
        <text:list-item>
          <text:p text:style-name="P58">按下Ctrl+C以后，只有父进程输出了，子进程没有输出。</text:p>
        </text:list-item>
      </text:list>
      <text:p text:style-name="P14">解决方法</text:p>
      <text:list xml:id="list1301568761" text:style-name="L6">
        <text:list-item>
          <text:p text:style-name="P59">执行signal()函数后，用一个while循环阻塞进程，用一个全局变量做循环变量，初始化为1；当父进程信号到来后，在信号处理函数中将循环变量设置成0，这样进程会跳出循环继续执行。</text:p>
        </text:list-item>
        <text:list-item>
          <text:p text:style-name="P59">因为在终端下按Ctrl+C产生的SIG_INT信号会发给所有从终端执行的进程，包括父进程和两个子进程，在子进程接受到父进程的信号之前，已经被SIG_INT的默认处理函数结束，所以子进程在输出之前就已经结束。解决方法是在两个子进程里添加signal(SIGINT, SIG_IGN)，忽略终端发出的SIGINT信号。</text:p>
        </text:list-item>
      </text:list>
      <text:p text:style-name="P34">题目B</text:p>
      <text:p text:style-name="P33">在上面的程序中增加语句signal(SIGINT, SIG_IGN) 和 signal(SIGQUIT, SIG_IGN)，观察执行结果，并分析原因。</text:p>
      <text:p text:style-name="P14">执行结果</text:p>
      <text:p text:style-name="P43">在父进程中增加signal(SIGINT, SIG_IGN) 和 signal(SIGQUIT, SIG_IGN)，进程将忽略SIGINT和SIGQUIT信号，也就是键盘ctrl+c和ctrl+\，进程将无法正常退出，只能用kill将其杀死。</text:p>
      <text:list xml:id="list1604428676" text:continue-list="list1099442532" text:style-name="L4">
        <text:list-item>
          <text:p text:style-name="P56">进程的管道通信</text:p>
        </text:list-item>
      </text:list>
      <text:p text:style-name="P15">题目</text:p>
      <text:p text:style-name="P12"><text:soft-page-break/>编制一段程序，实现进程的管道通信。</text:p>
      <text:p text:style-name="P12">使用系统调用pipe() 建立一条管道线；两个子进程P1和P2分别向管道各写一句话：</text:p>
      <text:p text:style-name="P46">Child 1 is sending a message!</text:p>
      <text:p text:style-name="P46">Child 2 is sending a message!</text:p>
      <text:p text:style-name="P12">而父进程则从管道中读出来自于两个子进程的信息，显示在屏幕上。</text:p>
      <text:p text:style-name="P32">要求父进程先接收子进程P1发来的消息，然后再接收子进程P2发来的消息。</text:p>
      <text:p text:style-name="P22">主要代码(基于第一题的代码框架)</text:p>
      <table:table table:name="Table16" table:style-name="Table16">
        <table:table-column table:style-name="Table16.A"/>
        <table:table-column table:style-name="Table16.B"/>
        <table:table-row>
          <table:table-cell table:style-name="Table16.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10</text:p>
            <text:p text:style-name="P2">11</text:p>
          </table:table-cell>
          <table:table-cell table:style-name="Table16.B1" office:value-type="string">
            <text:p text:style-name="P3">/* action in child one */ </text:p>
            <text:p text:style-name="P3"><text:s text:c="4"/><text:span text:style-name="T6">close(fd1[0]); </text:span></text:p>
            <text:p text:style-name="P4"><text:s text:c="4"/>write(fd1[1], "Child 2 is sending a message!\n", 31);</text:p>
            <text:p text:style-name="P3">/* action in child two */ </text:p>
            <text:p text:style-name="P4"><text:s text:c="4"/>close(fd2[0]); </text:p>
            <text:p text:style-name="P4"><text:s text:c="4"/>write(fd2[1], "Child 2 is sending a message!\n", 31);</text:p>
            <text:p text:style-name="P4"><text:span text:style-name="T5">/* action in parent */</text:span> </text:p>
            <text:p text:style-name="P4"><text:s text:c="4"/>cnt = read(fd1[0], msg, MAX); </text:p>
            <text:p text:style-name="P4"><text:s text:c="4"/>write(1, msg, cnt); </text:p>
            <text:p text:style-name="P4"><text:s text:c="4"/>cnt = read(fd2[0], msg, MAX); </text:p>
            <text:p text:style-name="P4"><text:s text:c="4"/>write(1, msg, cnt);</text:p>
          </table:table-cell>
        </table:table-row>
      </table:table>
      <text:p text:style-name="P14">编译并运行</text:p>
      <table:table table:name="Table10" table:style-name="Table10">
        <table:table-column table:style-name="Table10.A"/>
        <table:table-row>
          <table:table-cell table:style-name="Table10.A1" office:value-type="string">
            <text:p text:style-name="P1">$ gcc pipe.c -o pipe</text:p>
            <text:p text:style-name="P1">$ ./pipe</text:p>
          </table:table-cell>
        </table:table-row>
      </table:table>
      <text:p text:style-name="P14">运行结果</text:p>
      <table:table table:name="Table11" table:style-name="Table11">
        <table:table-column table:style-name="Table11.A"/>
        <table:table-row>
          <table:table-cell table:style-name="Table11.A1" office:value-type="string">
            <text:p text:style-name="P1">Child 1 is sending a message! </text:p>
            <text:p text:style-name="P1">Child 2 is sending a message! </text:p>
          </table:table-cell>
        </table:table-row>
      </table:table>
      <text:p text:style-name="P14">结果分析</text:p>
      <text:p text:style-name="P44">read管道是阻塞的，直到有数据写入管道，程序才会继续执行。所以read的在程序中的先后，就能决定先接受哪个管道来的消息，而不需要其他同步手段。</text:p>
      <text:p text:style-name="P25">四、实验总结</text:p>
      <text:list xml:id="list2149412041" text:style-name="L7">
        <text:list-item>
          <text:p text:style-name="P60">fork()函数用法</text:p>
        </text:list-item>
      </text:list>
      <table:table table:name="表格1" table:style-name="表格1">
        <table:table-column table:style-name="表格1.A"/>
        <table:table-row>
          <table:table-cell table:style-name="表格1.A1" office:value-type="string">
            <text:p text:style-name="P27">#include &lt;unistd.h&gt;</text:p>
            <text:p text:style-name="P27">pid_t fork(void);</text:p>
          </table:table-cell>
        </table:table-row>
      </table:table>
      <text:list xml:id="list712414977" text:continue-list="list1569496230" text:style-name="L3">
        <text:list-item>
          <text:p text:style-name="P57">fork()函数执行一次返回两次，在父进程中返回子进程的PID，在子进程里返回0；</text:p>
        </text:list-item>
        <text:list-item>
          <text:p text:style-name="P57">fork()函数正常返回后，子进程和父进程继续执行fork()后面的指令；</text:p>
        </text:list-item>
        <text:list-item>
          <text:p text:style-name="P57">fork()返回后，子进程和父进程的执行顺序是不一定的，取决于调度算法。</text:p>
        </text:list-item>
      </text:list>
      <text:list xml:id="list2096660359" text:continue-list="list2149412041" text:style-name="L7">
        <text:list-item>
          <text:p text:style-name="P60">signal()函数用法</text:p>
        </text:list-item>
      </text:list>
      <table:table table:name="表格2" table:style-name="表格2">
        <table:table-column table:style-name="表格2.A"/>
        <table:table-row>
          <table:table-cell table:style-name="表格2.A1" office:value-type="string">
            <text:p text:style-name="P28">#include &lt;signal.h&gt;</text:p>
            <text:p text:style-name="P28">void (*signal(int signo, void (*func)(int)))(int);</text:p>
          </table:table-cell>
        </table:table-row>
      </table:table>
      <text:list xml:id="list1307936061" text:continue-numbering="true" text:style-name="L7">
        <text:list-header>
          <text:p text:style-name="P61">signal函数用于设定一个特定消息的处理方法。</text:p>
          <text:p text:style-name="P61">参数说明：signo为Unix信号，比如SIGINT，SIGSEGV等；func的值是常<text:soft-page-break/>SIG_IGN、SIG_DFL或接到此信号要调用的函数的地址。如果指定SIG_IGN，则向内核表示忽略此信号。如果指定SIG_DFL，则表示接到信号后动作时系统默认动作。当指定函数地址时，则在信号发生时，调用该函数（信号处理函数）。SIG_KILL和SIG_STOP两个信号不能被忽略。</text:p>
        </text:list-header>
        <text:list-item>
          <text:p text:style-name="P60">kill()函数用法</text:p>
        </text:list-item>
      </text:list>
      <table:table table:name="表格4" table:style-name="表格4">
        <table:table-column table:style-name="表格4.A"/>
        <table:table-row>
          <table:table-cell table:style-name="表格4.A1" office:value-type="string">
            <text:p text:style-name="P28">#include &lt;signal.h&gt;</text:p>
            <text:p text:style-name="P28">int kill(pid_t pid, int signo);</text:p>
          </table:table-cell>
        </table:table-row>
      </table:table>
      <text:list xml:id="list784937907" text:continue-numbering="true" text:style-name="L7">
        <text:list-header>
          <text:p text:style-name="P61">kill的pid参数有四种情况：</text:p>
        </text:list-header>
      </text:list>
      <table:table table:name="表格5" table:style-name="表格5">
        <table:table-column table:style-name="表格5.A"/>
        <table:table-column table:style-name="表格5.B"/>
        <table:table-row>
          <table:table-cell table:style-name="表格5.A1" office:value-type="string">
            <text:p text:style-name="P8">pid &gt; 0</text:p>
          </table:table-cell>
          <table:table-cell table:style-name="表格5.B1" office:value-type="string">
            <text:p text:style-name="P9">将该信号发送给进程ID为pid的进程</text:p>
          </table:table-cell>
        </table:table-row>
        <table:table-row>
          <table:table-cell table:style-name="表格5.A2" office:value-type="string">
            <text:p text:style-name="P8">pid == 0</text:p>
          </table:table-cell>
          <table:table-cell table:style-name="表格5.B2" office:value-type="string">
            <text:p text:style-name="P9">将该信号发送给与发送进程属于同一进程组的所有进程，而且发送进程具有向这些进程发送信号的权限。</text:p>
          </table:table-cell>
        </table:table-row>
        <table:table-row table:style-name="表格5.3">
          <table:table-cell table:style-name="表格5.A2" office:value-type="string">
            <text:p text:style-name="P8">pid &lt; 0</text:p>
          </table:table-cell>
          <table:table-cell table:style-name="表格5.B2" office:value-type="string">
            <text:p text:style-name="P9">将该信号发送给其进程组ID等于pid的绝对值，而且发送进程具有向其发送信号的权限。</text:p>
          </table:table-cell>
        </table:table-row>
        <table:table-row>
          <table:table-cell table:style-name="表格5.A2" office:value-type="string">
            <text:p text:style-name="P8">pid == -1</text:p>
          </table:table-cell>
          <table:table-cell table:style-name="表格5.B2" office:value-type="string">
            <text:p text:style-name="P9">将该信号发送给发送进程有权限向它们发送信号的系统上的所有进程</text:p>
          </table:table-cell>
        </table:table-row>
      </table:table>
      <text:list xml:id="list684897224" text:style-name="L8">
        <text:list-header>
          <text:p text:style-name="P62"/>
        </text:list-header>
      </text:list>
      <text:list xml:id="list96014375" text:continue-list="list784937907" text:style-name="L7">
        <text:list-item>
          <text:p text:style-name="P60">lockf()函数用法</text:p>
        </text:list-item>
      </text:list>
      <table:table table:name="表格3" table:style-name="表格3">
        <table:table-column table:style-name="表格3.A"/>
        <table:table-row>
          <table:table-cell table:style-name="表格3.A1" office:value-type="string">
            <text:p text:style-name="P29">#include &lt;sys/file.h&gt;<text:line-break/>int lockf(int fd, int cmd, off_t len); </text:p>
          </table:table-cell>
        </table:table-row>
      </table:table>
      <text:list xml:id="list1863370427" text:continue-numbering="true" text:style-name="L7">
        <text:list-header>
          <text:p text:style-name="P61">lockf用于锁定或打开锁定一个共享文件.返回1表示调用lockf成功.</text:p>
          <text:p text:style-name="P61">参数说明：fd为目标文件的文件描述符（0为stdin，1为stdout，2为stderr）；cmd为执行的操作，F_LOCK(锁定)，F_ULOCK(打开锁定)，F_TLOCK，F_TEST。len为文件偏移量。当文件被一个进程锁定后，其他lockf函数将阻塞，直到该文件解锁。</text:p>
        </text:list-header>
        <text:list-item>
          <text:p text:style-name="P60">pipe函数用法</text:p>
        </text:list-item>
      </text:list>
      <table:table table:name="表格6" table:style-name="表格6">
        <table:table-column table:style-name="表格6.A"/>
        <table:table-row>
          <table:table-cell table:style-name="表格6.A1" office:value-type="string">
            <text:p text:style-name="P29">#include &lt;unistd.h&gt;<text:line-break/>int pipe(int filedes[2]); </text:p>
          </table:table-cell>
        </table:table-row>
      </table:table>
      <text:list xml:id="list1271237628" text:continue-numbering="true" text:style-name="L7">
        <text:list-header>
          <text:p text:style-name="P61">参数说明：经由参数filedes返回两个文件描述符：filedes[0]为读而打开，filedes[1]为写而打开。filedes[1]的输出是filedes[0]的输入。</text:p>
        </text:list-header>
      </text:list>
      <text:p text:style-name="P26"><text:tab/>通常，调用pipe的进程接着调用fork，这样就创建了从父进程到子进程的IPC通道。</text:p>
      <text:p text:style-name="P26"><draw:g text:anchor-type="paragraph" draw:z-index="1" draw:style-name="gr1"><draw:g draw:style-name="gr2"><draw:custom-shape draw:style-name="gr13" draw:text-style-name="P68" svg:width="1.3898in" svg:height="0.5776in" svg:x="3.9673in" svg:y="1.2972in"><text:p/><draw:enhanced-geometry svg:viewBox="0 0 21600 21600" draw:type="rectangle" draw:enhanced-path="M 0 0 L 21600 0 21600 21600 0 21600 0 0 Z N"/></draw:custom-shape><draw:frame draw:style-name="gr14" draw:text-style-name="P72" svg:width="0.5161in" svg:height="0.2752in" svg:x="4.4618in" svg:y="1.8665in"><draw:text-box><text:p text:style-name="P69"><text:span text:style-name="T15">内核</text:span></text:p></draw:text-box></draw:frame><draw:g draw:style-name="gr2"><draw:custom-shape draw:style-name="gr15" draw:text-style-name="P68" draw:id="id8" svg:width="0.0969in" svg:height="0.1213in" svg:x="4.3201in" svg:y="1.4394in"><text:p/><draw:enhanced-geometry svg:viewBox="0 0 21600 21600" draw:type="rectangle" draw:enhanced-path="M 0 0 L 21600 0 21600 21600 0 21600 0 0 Z N"/></draw:custom-shape><draw:custom-shape draw:style-name="gr15" draw:text-style-name="P68" draw:id="id7" svg:width="0.0969in" svg:height="0.1213in" svg:x="4.3209in" svg:y="1.5972in"><text:p/><draw:enhanced-geometry svg:viewBox="0 0 21600 21600" draw:type="rectangle" draw:enhanced-path="M 0 0 L 21600 0 21600 21600 0 21600 0 0 Z N"/></draw:custom-shape><draw:custom-shape draw:style-name="gr15" draw:text-style-name="P68" draw:id="id11" svg:width="0.0969in" svg:height="0.1213in" svg:x="4.9362in" svg:y="1.4394in"><text:p/><draw:enhanced-geometry svg:viewBox="0 0 21600 21600" draw:type="rectangle" draw:enhanced-path="M 0 0 L 21600 0 21600 21600 0 21600 0 0 Z N"/></draw:custom-shape><draw:custom-shape draw:style-name="gr15" draw:text-style-name="P68" draw:id="id5" svg:width="0.0969in" svg:height="0.1213in" svg:x="4.9366in" svg:y="1.5972in"><text:p/><draw:enhanced-geometry svg:viewBox="0 0 21600 21600" draw:type="rectangle" draw:enhanced-path="M 0 0 L 21600 0 21600 21600 0 21600 0 0 Z N"/></draw:custom-shape><draw:custom-shape draw:style-name="gr16" draw:text-style-name="P74" svg:width="0.7217in" svg:height="0.3315in" svg:x="4.3094in" svg:y="1.413in"><text:p text:style-name="P73"><text:span text:style-name="T15">管道</text:span></text:p><draw:enhanced-geometry svg:viewBox="0 0 21600 21600" draw:type="rectangle" draw:enhanced-path="M 0 0 L 21600 0 21600 21600 0 21600 0 0 Z N"/></draw:custom-shape></draw:g></draw:g><draw:custom-shape draw:style-name="gr15" draw:text-style-name="P68" draw:id="id3" svg:width="0.4949in" svg:height="0.2157in" svg:x="0.6484in" svg:y="0.4535in"><text:p/><draw:enhanced-geometry svg:viewBox="0 0 21600 21600" draw:type="rectangle" draw:enhanced-path="M 0 0 L 21600 0 21600 21600 0 21600 0 0 Z N"/></draw:custom-shape><draw:custom-shape draw:style-name="gr15" draw:text-style-name="P68" draw:id="id1" svg:width="0.4953in" svg:height="0.2157in" svg:x="1.3035in" svg:y="0.4535in"><text:p/><draw:enhanced-geometry svg:viewBox="0 0 21600 21600" draw:type="rectangle" draw:enhanced-path="M 0 0 L 21600 0 21600 21600 0 21600 0 0 Z N"/></draw:custom-shape><draw:g draw:style-name="gr2"><draw:custom-shape draw:style-name="gr15" draw:text-style-name="P68" svg:width="1.2996in" svg:height="0.5925in" svg:x="0.6008in" svg:y="0.0866in"><text:p/><draw:enhanced-geometry svg:viewBox="0 0 21600 21600" draw:mirror-horizontal="false" draw:mirror-vertical="false" draw:type="rectangle" draw:enhanced-path="M 0 0 L 21600 0 21600 21600 0 21600 0 0 Z N"/></draw:custom-shape><draw:frame draw:style-name="gr17" draw:text-style-name="P75" svg:width="0.6071in" svg:height="0.3516in" svg:x="0.6291in" svg:y="0.4264in"><draw:text-box><text:p text:style-name="P69"><text:span text:style-name="T16">fd[0]</text:span></text:p></draw:text-box></draw:frame><draw:frame draw:style-name="gr18" draw:text-style-name="P75" svg:width="0.6433in" svg:height="0.2768in" svg:x="1.3063in" svg:y="0.4299in"><draw:text-box><text:p text:style-name="P69"><text:span text:style-name="T16">fd[1]</text:span></text:p></draw:text-box></draw:frame><draw:frame draw:style-name="gr17" draw:text-style-name="P72" svg:width="0.8051in" svg:height="0.3516in" svg:x="0.8713in" svg:y="0.1102in"><draw:text-box><text:p text:style-name="P69"><text:span text:style-name="T15">用户进程</text:span></text:p></draw:text-box></draw:frame></draw:g><draw:connector draw:style-name="gr19" draw:text-style-name="P68" draw:type="curve" svg:x1="1.5508in" svg:y1="0.6689in" svg:x2="1.5736in" svg:y2="1.5402in" draw:start-shape="id1" draw:start-glue-point="2" draw:end-shape="id2" draw:end-glue-point="1" svg:d="m3939 1699c0 1344 278 1120 481 1337s325 876-423 876"><text:p/></draw:connector><draw:connector draw:style-name="gr20" draw:text-style-name="P68" draw:type="curve" svg:x1="0.8953in" svg:y1="0.6689in" svg:x2="0.8157in" svg:y2="1.5402in" draw:start-shape="id3" draw:start-glue-point="2" draw:end-shape="id2" draw:end-glue-point="3" svg:d="m2274 1699c0 1344-352 1120-592 1337s-364 876 390 876"><text:p/></draw:connector><draw:g draw:style-name="gr2"><draw:custom-shape draw:style-name="gr13" draw:text-style-name="P68" svg:width="1.3898in" svg:height="0.5776in" svg:x="0.5228in" svg:y="1.2693in"><text:p/><draw:enhanced-geometry svg:viewBox="0 0 21600 21600" draw:type="rectangle" draw:enhanced-path="M 0 0 L 21600 0 21600 21600 0 21600 0 0 Z N"/></draw:custom-shape><draw:custom-shape draw:style-name="gr16" draw:text-style-name="P74" draw:id="id2" svg:width="0.7579in" svg:height="0.3323in" svg:x="0.8157in" svg:y="1.3744in"><text:p text:style-name="P73"><text:span text:style-name="T15">管道</text:span></text:p><draw:enhanced-geometry svg:viewBox="0 0 21600 21600" draw:type="rectangle" draw:enhanced-path="M 0 0 L 21600 0 21600 21600 0 21600 0 0 Z N"/></draw:custom-shape><draw:frame draw:style-name="gr14" draw:text-style-name="P72" svg:width="0.5177in" svg:height="0.2752in" svg:x="0.9657in" svg:y="1.8327in"><draw:text-box><text:p text:style-name="P69"><text:span text:style-name="T15">内核</text:span></text:p></draw:text-box></draw:frame></draw:g><draw:connector draw:style-name="gr19" draw:text-style-name="P68" draw:type="curve" svg:x1="6.174in" svg:y1="0.6291in" svg:x2="5.0331in" svg:y2="1.6575in" draw:start-shape="id4" draw:start-glue-point="2" draw:end-shape="id5" draw:end-glue-point="1" svg:d="m15682 1598c0 1743-965 2612-2898 2612"><text:p/></draw:connector><draw:connector draw:style-name="gr20" draw:text-style-name="P68" draw:type="curve" svg:x1="3.1303in" svg:y1="0.6291in" svg:x2="4.3205in" svg:y2="1.6575in" draw:start-shape="id6" draw:start-glue-point="2" draw:end-shape="id7" draw:end-glue-point="3" svg:d="m7951 1598c0 1743 1007 2612 3023 2612"><text:p/></draw:connector><draw:g draw:style-name="gr2"><draw:custom-shape draw:style-name="gr15" draw:text-style-name="P68" draw:id="id6" svg:width="0.4961in" svg:height="0.2157in" svg:x="2.8827in" svg:y="0.4138in"><text:p/><draw:enhanced-geometry svg:viewBox="0 0 21600 21600" draw:type="rectangle" draw:enhanced-path="M 0 0 L 21600 0 21600 21600 0 21600 0 0 Z N"/></draw:custom-shape><draw:custom-shape draw:style-name="gr15" draw:text-style-name="P68" draw:id="id10" svg:width="0.4961in" svg:height="0.2157in" svg:x="3.5764in" svg:y="0.4138in"><text:p/><draw:enhanced-geometry svg:viewBox="0 0 21600 21600" draw:type="rectangle" draw:enhanced-path="M 0 0 L 21600 0 21600 21600 0 21600 0 0 Z N"/></draw:custom-shape><draw:g draw:style-name="gr2"><draw:custom-shape draw:style-name="gr15" draw:text-style-name="P68" svg:width="1.2996in" svg:height="0.5925in" svg:x="2.8508in" svg:y="0.0437in"><text:p/><draw:enhanced-geometry svg:viewBox="0 0 21600 21600" draw:mirror-horizontal="false" draw:mirror-vertical="false" draw:type="rectangle" draw:enhanced-path="M 0 0 L 21600 0 21600 21600 0 21600 0 0 Z N"/></draw:custom-shape><draw:frame draw:style-name="gr17" draw:text-style-name="P75" svg:width="0.6071in" svg:height="0.3516in" svg:x="2.8799in" svg:y="0.3835in"><draw:text-box><text:p text:style-name="P69"><text:span text:style-name="T16">fd[0]</text:span></text:p></draw:text-box></draw:frame><draw:frame draw:style-name="gr18" draw:text-style-name="P75" svg:width="0.6425in" svg:height="0.2768in" svg:x="3.5567in" svg:y="0.3866in"><draw:text-box><text:p text:style-name="P69"><text:span text:style-name="T16">fd[1]</text:span></text:p></draw:text-box></draw:frame><draw:frame draw:style-name="gr17" draw:text-style-name="P72" svg:width="0.8043in" svg:height="0.3516in" svg:x="3.1213in" svg:y="0.0665in"><draw:text-box><text:p text:style-name="P69"><text:span text:style-name="T15">父进程</text:span></text:p></draw:text-box></draw:frame></draw:g></draw:g><draw:connector draw:style-name="gr19" draw:text-style-name="P68" draw:type="curve" svg:x1="4.3201in" svg:y1="1.5in" svg:x2="5.4811in" svg:y2="0.6291in" draw:start-shape="id8" draw:start-glue-point="3" draw:end-shape="id9" draw:end-glue-point="2" svg:d="m10973 3810c-753 0-628-591 296-758s2653 91 2653-1454"><text:p/></draw:connector><draw:connector draw:style-name="gr19" draw:text-style-name="P68" draw:type="curve" svg:x1="3.8244in" svg:y1="0.6291in" svg:x2="5.0327in" svg:y2="1.5in" draw:start-shape="id10" draw:start-glue-point="2" draw:end-shape="id11" draw:end-glue-point="1" svg:d="m9714 1598c0 1545 1785 1288 2739 1454s1078 758 330 758"><text:p/></draw:connector><draw:g draw:style-name="gr2"><draw:custom-shape draw:style-name="gr15" draw:text-style-name="P68" draw:id="id4" svg:width="0.4953in" svg:height="0.2157in" svg:x="5.9272in" svg:y="0.4138in"><text:p/><draw:enhanced-geometry svg:viewBox="0 0 21600 21600" draw:type="rectangle" draw:enhanced-path="M 0 0 L 21600 0 21600 21600 0 21600 0 0 Z N"/></draw:custom-shape><draw:custom-shape draw:style-name="gr15" draw:text-style-name="P68" draw:id="id9" svg:width="0.4949in" svg:height="0.2157in" svg:x="5.2339in" svg:y="0.4138in"><text:p/><draw:enhanced-geometry svg:viewBox="0 0 21600 21600" draw:type="rectangle" draw:enhanced-path="M 0 0 L 21600 0 21600 21600 0 21600 0 0 Z N"/></draw:custom-shape><draw:g draw:style-name="gr2"><draw:custom-shape draw:style-name="gr15" draw:text-style-name="P68" svg:width="1.3004in" svg:height="0.5921in" svg:x="5.1854in" svg:y="0.048in"><text:p/><draw:enhanced-geometry svg:viewBox="0 0 21600 21600" draw:mirror-horizontal="false" draw:mirror-vertical="false" draw:type="rectangle" draw:enhanced-path="M 0 0 L 21600 0 21600 21600 0 21600 0 0 Z N"/></draw:custom-shape><draw:frame draw:style-name="gr17" draw:text-style-name="P75" svg:width="0.6079in" svg:height="0.3516in" svg:x="5.2138in" svg:y="0.3866in"><draw:text-box><text:p text:style-name="P69"><text:span text:style-name="T16">fd[0]</text:span></text:p></draw:text-box></draw:frame><draw:frame draw:style-name="gr18" draw:text-style-name="P75" svg:width="0.6433in" svg:height="0.2768in" svg:x="5.8909in" svg:y="0.3902in"><draw:text-box><text:p text:style-name="P69"><text:span text:style-name="T16">fd[1]</text:span></text:p></draw:text-box></draw:frame><draw:frame draw:style-name="gr17" draw:text-style-name="P72" svg:width="0.8051in" svg:height="0.3516in" svg:x="5.4563in" svg:y="0.0709in"><draw:text-box><text:p text:style-name="P69"><text:span text:style-name="T15">子进程</text:span></text:p></draw:text-box></draw:frame></draw:g></draw:g><draw:line draw:style-name="gr19" draw:text-style-name="P74" svg:x1="4.2709in" svg:y1="0.3882in" svg:x2="5.0677in" svg:y2="0.3882in"><text:p/></draw:line><draw:frame draw:style-name="gr21" draw:text-style-name="P68" svg:width="0.4843in" svg:height="0.2776in" svg:x="4.4213in" svg:y="0.1791in"><draw:text-box><text:p text:style-name="P73"><text:span text:style-name="T15">fork</text:span></text:p></draw:text-box></draw:frame></draw:g></text:p>
      <text:p text:style-name="P25">五、思考</text:p>
      <text:list xml:id="list278602276" text:continue-list="list1957349800" text:style-name="L1">
        <text:list-item text:start-value="1">
          <text:p text:style-name="P48">系统是怎样创建进程的？</text:p>
        </text:list-item>
      </text:list>
      <text:p text:style-name="P11"><text:soft-page-break/>Linux系统通过fork()系统调用创建进程，详见实验准备</text:p>
      <text:p text:style-name="P11"><draw:g text:anchor-type="paragraph" draw:z-index="2" draw:style-name="gr1"><draw:custom-shape draw:style-name="gr16" draw:text-style-name="P76" draw:id="id12" svg:width="0.6224in" svg:height="0.2677in" svg:x="0.9929in" svg:y="1.1937in"><text:p text:style-name="P73"><text:span text:style-name="T17">fork()</text:span></text:p><draw:enhanced-geometry svg:viewBox="0 0 21600 21600" draw:type="rectangle" draw:enhanced-path="M 0 0 L 21600 0 21600 21600 0 21600 0 0 Z N"/></draw:custom-shape><draw:custom-shape draw:style-name="gr16" draw:text-style-name="P76" draw:id="id13" svg:width="0.6157in" svg:height="0.2669in" svg:x="1in" svg:y="1.8618in"><text:p text:style-name="P73"><text:span text:style-name="T17">clone()</text:span></text:p><draw:enhanced-geometry svg:viewBox="0 0 21600 21600" draw:type="rectangle" draw:enhanced-path="M 0 0 L 21600 0 21600 21600 0 21600 0 0 Z N"/></draw:custom-shape><draw:custom-shape draw:style-name="gr16" draw:text-style-name="P76" draw:id="id15" svg:width="1.115in" svg:height="0.2669in" svg:x="0.7547in" svg:y="3.2075in"><text:p text:style-name="P73"><text:span text:style-name="T17">copy_process()</text:span></text:p><draw:enhanced-geometry svg:viewBox="0 0 21600 21600" draw:mirror-horizontal="false" draw:mirror-vertical="false" draw:type="rectangle" draw:enhanced-path="M 0 0 L 21600 0 21600 21600 0 21600 0 0 Z N"/></draw:custom-shape><draw:custom-shape draw:style-name="gr16" draw:text-style-name="P76" draw:id="id18" svg:width="1.098in" svg:height="0.2669in" svg:x="2.289in" svg:y="2.7445in"><text:p text:style-name="P73"><text:span text:style-name="T17">copy_signal()</text:span></text:p><draw:enhanced-geometry svg:viewBox="0 0 21600 21600" draw:type="rectangle" draw:enhanced-path="M 0 0 L 21600 0 21600 21600 0 21600 0 0 Z N"/></draw:custom-shape><draw:custom-shape draw:style-name="gr16" draw:text-style-name="P76" draw:id="id22" svg:width="1.3677in" svg:height="0.2661in" svg:x="2.1665in" svg:y="0.3811in"><text:p text:style-name="P73"><text:span text:style-name="T17">dup_task_struct()</text:span></text:p><draw:enhanced-geometry svg:viewBox="0 0 21600 21600" draw:type="rectangle" draw:enhanced-path="M 0 0 L 21600 0 21600 21600 0 21600 0 0 Z N"/></draw:custom-shape><draw:connector draw:style-name="gr19" draw:text-style-name="P68" draw:type="curve" svg:x1="1.3043in" svg:y1="1.461in" svg:x2="1.3075in" svg:y2="1.8618in" draw:start-shape="id12" draw:start-glue-point="2" draw:end-shape="id13" draw:end-glue-point="0" svg:d="m3313 3711c0 762 8 254 8 1018"><text:p/></draw:connector><draw:connector draw:style-name="gr19" draw:text-style-name="P68" draw:type="curve" svg:x1="1.3075in" svg:y1="2.1283in" svg:x2="1.3071in" svg:y2="2.4161in" draw:start-shape="id13" draw:start-glue-point="2" draw:end-shape="id14" draw:end-glue-point="0" svg:d="m3321 5406c0 547-1 184-1 731"><text:p/></draw:connector><draw:connector draw:style-name="gr19" draw:text-style-name="P68" draw:type="curve" svg:x1="1.3071in" svg:y1="2.6827in" svg:x2="1.3118in" svg:y2="3.2075in" draw:start-shape="id14" draw:start-glue-point="2" draw:end-shape="id15" draw:end-glue-point="0" svg:d="m3320 6814c0 1000 12 333 12 1333"><text:p/></draw:connector><draw:connector draw:style-name="gr19" draw:text-style-name="P68" draw:type="curve" svg:x1="2.85in" svg:y1="3.961in" svg:x2="0.7547in" svg:y2="3.3409in" draw:start-shape="id16" draw:start-glue-point="2" draw:end-shape="id15" draw:end-glue-point="3" svg:d="m7239 10061c0 752-2912 626-4431 46s-1644-1621-891-1621"><text:p/></draw:connector><draw:connector draw:style-name="gr19" draw:text-style-name="P68" draw:type="curve" svg:x1="0.7547in" svg:y1="3.3409in" svg:x2="0.9283in" svg:y2="2.5492in" draw:start-shape="id15" draw:start-glue-point="3" draw:end-shape="id14" draw:end-glue-point="3" svg:d="m1917 8486c-753 0-973-2011 441-2011"><text:p/></draw:connector><draw:connector draw:style-name="gr19" draw:text-style-name="P68" draw:type="curve" svg:x1="1in" svg:y1="1.9953in" svg:x2="0.9929in" svg:y2="1.3272in" draw:start-shape="id13" draw:start-glue-point="3" draw:end-shape="id12" draw:end-glue-point="3" svg:d="m2540 5068c-778 0-769-1697-18-1697"><text:p/></draw:connector><draw:connector draw:style-name="gr19" draw:text-style-name="P68" draw:type="curve" svg:x1="1.4311in" svg:y1="0.1583in" svg:x2="1.3043in" svg:y2="1.1937in" draw:end-shape="id12" draw:end-glue-point="0" svg:d="m3635 402c0 1595-322 281-322 2630"><text:p/></draw:connector><draw:frame draw:style-name="gr22" draw:text-style-name="P72" svg:width="0.5543in" svg:height="0.2776in" svg:x="1.2925in" svg:y="0.5626in"><draw:text-box><text:p text:style-name="P69"><text:span text:style-name="T15">entry</text:span></text:p></draw:text-box></draw:frame><draw:frame draw:style-name="gr22" draw:text-style-name="P72" svg:width="0.4969in" svg:height="0.2776in" svg:x="0.5535in" svg:y="0.8228in"><draw:text-box><text:p text:style-name="P69"><text:span text:style-name="T15">exit</text:span></text:p></draw:text-box></draw:frame><draw:connector draw:style-name="gr19" draw:text-style-name="P68" draw:type="curve" svg:x1="0.9929in" svg:y1="1.3272in" svg:x2="0.5398in" svg:y2="0.4661in" draw:start-shape="id12" draw:start-glue-point="3" draw:end-shape="id17" draw:end-glue-point="8" svg:d="m2522 3371c-769 0-1151-729-1151-2187"><text:p/></draw:connector><draw:custom-shape draw:style-name="gr16" draw:text-style-name="P76" draw:id="id14" svg:width="0.7579in" svg:height="0.2669in" svg:x="0.9283in" svg:y="2.4161in"><text:p text:style-name="P73"><text:span text:style-name="T17">do_fork()</text:span></text:p><draw:enhanced-geometry svg:viewBox="0 0 21600 21600" draw:type="rectangle" draw:enhanced-path="M 0 0 L 21600 0 21600 21600 0 21600 0 0 Z N"/></draw:custom-shape><draw:custom-shape draw:style-name="gr16" draw:text-style-name="P76" draw:id="id23" svg:width="1.0677in" svg:height="0.2669in" svg:x="2.3098in" svg:y="0.8626in"><text:p text:style-name="P73"><text:span text:style-name="T17">copy_creds()</text:span></text:p><draw:enhanced-geometry svg:viewBox="0 0 21600 21600" draw:type="rectangle" draw:enhanced-path="M 0 0 L 21600 0 21600 21600 0 21600 0 0 Z N"/></draw:custom-shape><draw:custom-shape draw:style-name="gr16" draw:text-style-name="P76" draw:id="id24" svg:width="1.1189in" svg:height="0.2661in" svg:x="2.2783in" svg:y="1.3236in"><text:p text:style-name="P73"><text:span text:style-name="T17">copy_files()</text:span></text:p><draw:enhanced-geometry svg:viewBox="0 0 21600 21600" draw:type="rectangle" draw:enhanced-path="M 0 0 L 21600 0 21600 21600 0 21600 0 0 Z N"/></draw:custom-shape><draw:custom-shape draw:style-name="gr16" draw:text-style-name="P76" draw:id="id21" svg:width="1.0685in" svg:height="0.2669in" svg:x="2.3098in" svg:y="1.7799in"><text:p text:style-name="P73"><text:span text:style-name="T17">copy_fs()</text:span></text:p><draw:enhanced-geometry svg:viewBox="0 0 21600 21600" draw:type="rectangle" draw:enhanced-path="M 0 0 L 21600 0 21600 21600 0 21600 0 0 Z N"/></draw:custom-shape><draw:custom-shape draw:style-name="gr16" draw:text-style-name="P76" draw:id="id20" svg:width="1.0894in" svg:height="0.2669in" svg:x="2.2984in" svg:y="2.2516in"><text:p text:style-name="P73"><text:span text:style-name="T17">copy_sighand()</text:span></text:p><draw:enhanced-geometry svg:viewBox="0 0 21600 21600" draw:type="rectangle" draw:enhanced-path="M 0 0 L 21600 0 21600 21600 0 21600 0 0 Z N"/></draw:custom-shape><draw:custom-shape draw:style-name="gr16" draw:text-style-name="P76" draw:id="id19" svg:width="1.1031in" svg:height="0.2661in" svg:x="2.2925in" svg:y="3.2075in"><text:p text:style-name="P73"><text:span text:style-name="T17">copy_mm()</text:span></text:p><draw:enhanced-geometry svg:viewBox="0 0 21600 21600" draw:type="rectangle" draw:enhanced-path="M 0 0 L 21600 0 21600 21600 0 21600 0 0 Z N"/></draw:custom-shape><draw:custom-shape draw:style-name="gr16" draw:text-style-name="P76" draw:id="id16" svg:width="1.1039in" svg:height="0.2669in" svg:x="2.2984in" svg:y="3.6945in"><text:p text:style-name="P73"><text:span text:style-name="T17">copy_io()</text:span></text:p><draw:enhanced-geometry svg:viewBox="0 0 21600 21600" draw:type="rectangle" draw:enhanced-path="M 0 0 L 21600 0 21600 21600 0 21600 0 0 Z N"/></draw:custom-shape><draw:connector draw:style-name="gr19" draw:text-style-name="P68" draw:type="curve" svg:x1="0.9283in" svg:y1="2.5492in" svg:x2="1in" svg:y2="1.9953in" draw:start-shape="id14" draw:start-glue-point="3" draw:end-shape="id13" draw:end-glue-point="3" svg:d="m2358 6475c-753 0-845-1407 182-1407"><text:p/></draw:connector><draw:connector draw:style-name="gr19" draw:text-style-name="P68" draw:type="curve" svg:x1="2.8374in" svg:y1="3.011in" svg:x2="2.8437in" svg:y2="3.2075in" draw:start-shape="id18" draw:start-glue-point="2" draw:end-shape="id19" draw:end-glue-point="0" svg:d="m7207 7648c0 372 16 124 16 499"><text:p/></draw:connector><draw:connector draw:style-name="gr19" draw:text-style-name="P68" draw:type="curve" svg:x1="2.8437in" svg:y1="3.4736in" svg:x2="2.85in" svg:y2="3.6945in" draw:start-shape="id19" draw:start-glue-point="2" draw:end-shape="id16" draw:end-glue-point="0" svg:d="m7223 8823c0 420 16 141 16 561"><text:p/></draw:connector><draw:connector draw:style-name="gr19" draw:text-style-name="P68" draw:type="curve" svg:x1="2.8429in" svg:y1="2.5181in" svg:x2="2.8374in" svg:y2="2.7445in" draw:start-shape="id20" draw:start-glue-point="2" draw:end-shape="id18" draw:end-glue-point="0" svg:d="m7221 6396c0 430-14 145-14 575"><text:p/></draw:connector><draw:connector draw:style-name="gr19" draw:text-style-name="P68" draw:type="curve" svg:x1="2.8437in" svg:y1="2.0465in" svg:x2="2.8429in" svg:y2="2.2516in" draw:start-shape="id21" draw:start-glue-point="2" draw:end-shape="id20" draw:end-glue-point="0" svg:d="m7223 5198c0 392-2 132-2 521"><text:p/></draw:connector><draw:connector draw:style-name="gr19" draw:text-style-name="P68" draw:type="curve" svg:x1="2.85in" svg:y1="0.6472in" svg:x2="2.8429in" svg:y2="0.8626in" draw:start-shape="id22" draw:start-glue-point="2" draw:end-shape="id23" draw:end-glue-point="0" svg:d="m7239 1644c0 409-18 138-18 547"><text:p/></draw:connector><draw:connector draw:style-name="gr19" draw:text-style-name="P68" draw:type="curve" svg:x1="2.8429in" svg:y1="1.1291in" svg:x2="2.8374in" svg:y2="1.3236in" draw:start-shape="id23" draw:start-glue-point="2" draw:end-shape="id24" draw:end-glue-point="0" svg:d="m7221 2868c0 370-14 124-14 494"><text:p/></draw:connector><draw:connector draw:style-name="gr19" draw:text-style-name="P68" draw:type="curve" svg:x1="2.8374in" svg:y1="1.5898in" svg:x2="2.8437in" svg:y2="1.7799in" draw:start-shape="id24" draw:start-glue-point="2" draw:end-shape="id21" draw:end-glue-point="0" svg:d="m7207 4038c0 361 16 121 16 483"><text:p/></draw:connector><draw:custom-shape draw:style-name="gr16" draw:text-style-name="P76" draw:id="id25" svg:width="1.0539in" svg:height="0.2661in" svg:x="4.5035in" svg:y="1.3311in"><text:p text:style-name="P73"><text:span text:style-name="T17">copy_signal()</text:span></text:p><draw:enhanced-geometry svg:viewBox="0 0 21600 21600" draw:mirror-horizontal="false" draw:mirror-vertical="false" draw:type="rectangle" draw:enhanced-path="M 0 0 L 21600 0 21600 21600 0 21600 0 0 Z N"/></draw:custom-shape><draw:custom-shape draw:style-name="gr16" draw:text-style-name="P76" draw:id="id30" svg:width="1.0713in" svg:height="0.2669in" svg:x="4.4992in" svg:y="3.7055in"><text:p text:style-name="P73"><text:span text:style-name="T17">free_task()</text:span></text:p><draw:enhanced-geometry svg:viewBox="0 0 21600 21600" draw:type="rectangle" draw:enhanced-path="M 0 0 L 21600 0 21600 21600 0 21600 0 0 Z N"/></draw:custom-shape><draw:custom-shape draw:style-name="gr16" draw:text-style-name="P76" draw:id="id31" svg:width="1.0677in" svg:height="0.2669in" svg:x="4.4992in" svg:y="3.1937in"><text:p text:style-name="P73"><text:span text:style-name="T17">copy_creds()</text:span></text:p><draw:enhanced-geometry svg:viewBox="0 0 21600 21600" draw:mirror-horizontal="false" draw:mirror-vertical="false" draw:type="rectangle" draw:enhanced-path="M 0 0 L 21600 0 21600 21600 0 21600 0 0 Z N"/></draw:custom-shape><draw:custom-shape draw:style-name="gr16" draw:text-style-name="P76" draw:id="id32" svg:width="1.0713in" svg:height="0.2669in" svg:x="4.5043in" svg:y="2.7374in"><text:p text:style-name="P73"><text:span text:style-name="T17">exit_files()</text:span></text:p><draw:enhanced-geometry svg:viewBox="0 0 21600 21600" draw:type="rectangle" draw:enhanced-path="M 0 0 L 21600 0 21600 21600 0 21600 0 0 Z N"/></draw:custom-shape><draw:custom-shape draw:style-name="gr16" draw:text-style-name="P76" draw:id="id29" svg:width="1.0677in" svg:height="0.2661in" svg:x="4.5in" svg:y="2.239in"><text:p text:style-name="P73"><text:span text:style-name="T17">exit_fs()</text:span></text:p><draw:enhanced-geometry svg:viewBox="0 0 21600 21600" draw:type="rectangle" draw:enhanced-path="M 0 0 L 21600 0 21600 21600 0 21600 0 0 Z N"/></draw:custom-shape><draw:custom-shape draw:style-name="gr16" draw:text-style-name="P76" draw:id="id28" svg:width="1.063in" svg:height="0.2669in" svg:x="4.4992in" svg:y="1.7547in"><text:p text:style-name="P73"><text:span text:style-name="T17">copy_sighand()</text:span></text:p><draw:enhanced-geometry svg:viewBox="0 0 21600 21600" draw:type="rectangle" draw:enhanced-path="M 0 0 L 21600 0 21600 21600 0 21600 0 0 Z N"/></draw:custom-shape><draw:custom-shape draw:style-name="gr16" draw:text-style-name="P76" draw:id="id26" svg:width="1.0571in" svg:height="0.2661in" svg:x="4.5181in" svg:y="0.8772in"><text:p text:style-name="P73"><text:span text:style-name="T17">mm_put()</text:span></text:p><draw:enhanced-geometry svg:viewBox="0 0 21600 21600" draw:mirror-horizontal="false" draw:mirror-vertical="false" draw:type="rectangle" draw:enhanced-path="M 0 0 L 21600 0 21600 21600 0 21600 0 0 Z N"/></draw:custom-shape><draw:custom-shape draw:style-name="gr16" draw:text-style-name="P76" draw:id="id27" svg:width="1.2559in" svg:height="0.2661in" svg:x="4.4236in" svg:y="0.3709in"><text:p text:style-name="P73"><text:span text:style-name="T17">put_io_context()</text:span></text:p><draw:enhanced-geometry svg:viewBox="0 0 21600 21600" draw:type="rectangle" draw:enhanced-path="M 0 0 L 21600 0 21600 21600 0 21600 0 0 Z N"/></draw:custom-shape><draw:connector draw:style-name="gr19" draw:text-style-name="P68" draw:type="curve" svg:x1="5.0299in" svg:y1="1.3311in" svg:x2="5.0465in" svg:y2="1.1429in" draw:start-shape="id25" draw:start-glue-point="0" draw:end-shape="id26" draw:end-glue-point="2" svg:d="m12776 3381c0-359 42-121 42-478"><text:p/></draw:connector><draw:connector draw:style-name="gr19" draw:text-style-name="P68" draw:type="curve" svg:x1="5.0465in" svg:y1="0.8772in" svg:x2="5.0516in" svg:y2="0.6366in" draw:start-shape="id26" draw:start-glue-point="0" draw:end-shape="id27" draw:end-glue-point="2" svg:d="m12818 2228c0-461 13-155 13-611"><text:p/></draw:connector><draw:connector draw:style-name="gr19" draw:text-style-name="P68" draw:type="curve" svg:x1="5.0307in" svg:y1="1.7547in" svg:x2="5.0299in" svg:y2="1.5972in" draw:start-shape="id28" draw:start-glue-point="0" draw:end-shape="id25" draw:end-glue-point="2" svg:d="m12778 4457c0-301-2-102-2-400"><text:p/></draw:connector><draw:connector draw:style-name="gr19" draw:text-style-name="P68" draw:type="curve" svg:x1="5.0335in" svg:y1="2.239in" svg:x2="5.0307in" svg:y2="2.0217in" draw:start-shape="id29" draw:start-glue-point="0" draw:end-shape="id28" draw:end-glue-point="2" svg:d="m12785 5687c0-415-7-140-7-552"><text:p/></draw:connector><draw:connector draw:style-name="gr19" draw:text-style-name="P68" draw:type="curve" svg:x1="5.0346in" svg:y1="3.7055in" svg:x2="5.0327in" svg:y2="3.4602in" draw:start-shape="id30" draw:start-glue-point="0" draw:end-shape="id31" draw:end-glue-point="2" svg:d="m12788 9412c0-466-5-155-5-623"><text:p/></draw:connector><draw:connector draw:style-name="gr19" draw:text-style-name="P68" draw:type="curve" svg:x1="5.0327in" svg:y1="3.1937in" svg:x2="5.0398in" svg:y2="3.0043in" draw:start-shape="id31" draw:start-glue-point="0" draw:end-shape="id32" draw:end-glue-point="2" svg:d="m12783 8112c0-360 18-120 18-481"><text:p/></draw:connector><draw:connector draw:style-name="gr19" draw:text-style-name="P68" draw:type="curve" svg:x1="5.0398in" svg:y1="2.7374in" svg:x2="5.0335in" svg:y2="2.5047in" draw:start-shape="id32" draw:start-glue-point="0" draw:end-shape="id29" draw:end-glue-point="2" svg:d="m12801 6953c0-444-16-150-16-591"><text:p/></draw:connector><draw:custom-shape draw:style-name="gr23" draw:text-style-name="P77" draw:id="id17" svg:width="1.0807in" svg:height="0.3441in" svg:x="0in" svg:y="0.122in"><text:p text:style-name="P73"><text:span text:style-name="T18">fork successfull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77" draw:id="id33" svg:width="1.0012in" svg:height="0.2894in" svg:x="5.8535in" svg:y="2.3102in"><text:p text:style-name="P73"><text:span text:style-name="T18">fork fail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9" draw:text-style-name="P68" svg:x1="1.3118in" svg:y1="3.4744in" svg:x2="2.85in" svg:y2="0.3811in" draw:start-shape="id15" draw:start-glue-point="2" draw:end-shape="id22" draw:end-glue-point="0" svg:d="m3332 8825v501h-1917v-8860h5824v502"><text:p/></draw:connector><draw:connector draw:style-name="gr19" draw:text-style-name="P68" draw:type="lines" svg:x1="3.5339in" svg:y1="0.5138in" svg:x2="4.4992in" svg:y2="3.839in" draw:start-shape="id22" draw:start-glue-point="1" draw:end-shape="id30" draw:end-glue-point="3" svg:d="m8976 1305h500l1451 8446h501"><text:p/></draw:connector><draw:connector draw:style-name="gr19" draw:text-style-name="P68" draw:type="lines" svg:x1="3.3772in" svg:y1="0.9957in" svg:x2="4.4992in" svg:y2="3.3272in" draw:start-shape="id23" draw:start-glue-point="1" draw:end-shape="id31" draw:end-glue-point="3" svg:d="m8578 2529h499l1849 5922h502"><text:p/></draw:connector><draw:connector draw:style-name="gr19" draw:text-style-name="P68" draw:type="lines" svg:x1="3.3972in" svg:y1="1.4563in" svg:x2="4.5043in" svg:y2="2.8709in" draw:start-shape="id24" draw:start-glue-point="1" draw:end-shape="id32" draw:end-glue-point="3" svg:d="m8629 3699h499l1812 3593h501"><text:p/></draw:connector><draw:connector draw:style-name="gr19" draw:text-style-name="P68" draw:type="lines" svg:x1="3.378in" svg:y1="1.9134in" svg:x2="4.5in" svg:y2="2.3717in" draw:start-shape="id21" draw:start-glue-point="1" draw:end-shape="id29" draw:end-glue-point="3" svg:d="m8580 4860h501l1846 1164h503"><text:p/></draw:connector><draw:connector draw:style-name="gr19" draw:text-style-name="P68" draw:type="lines" svg:x1="3.3866in" svg:y1="2.878in" svg:x2="4.5035in" svg:y2="1.4638in" draw:start-shape="id18" draw:start-glue-point="1" draw:end-shape="id25" draw:end-glue-point="3" svg:d="m8602 7310h500l1834-3592h503"><text:p/></draw:connector><draw:connector draw:style-name="gr19" draw:text-style-name="P68" draw:type="lines" svg:x1="3.3953in" svg:y1="3.3402in" svg:x2="4.5181in" svg:y2="1.0098in" draw:start-shape="id19" draw:start-glue-point="1" draw:end-shape="id26" draw:end-glue-point="3" svg:d="m8624 8484h501l1850-5919h501"><text:p/></draw:connector><draw:connector draw:style-name="gr19" draw:text-style-name="P68" draw:type="lines" svg:x1="3.402in" svg:y1="3.828in" svg:x2="4.4236in" svg:y2="0.5035in" draw:start-shape="id16" draw:start-glue-point="1" draw:end-shape="id27" draw:end-glue-point="3" svg:d="m8641 9723h499l1595-8444h501"><text:p/></draw:connector><draw:connector draw:style-name="gr19" draw:text-style-name="P68" draw:type="lines" svg:x1="3.3874in" svg:y1="2.3846in" svg:x2="4.4992in" svg:y2="1.8882in" draw:start-shape="id20" draw:start-glue-point="1" draw:end-shape="id28" draw:end-glue-point="3" svg:d="m8604 6057h501l1822-1261h501"><text:p/></draw:connector><draw:connector draw:style-name="gr3" draw:text-style-name="P68" draw:type="curve" svg:x1="5.0516in" svg:y1="0.3709in" svg:x2="6.3535in" svg:y2="2.3102in" draw:start-shape="id27" draw:start-glue-point="0" draw:end-shape="id33" draw:end-glue-point="4" svg:d="m12831 942c0-753 3307-3217 3307 4926"><text:p/></draw:connector></draw:g></text:p>
      <text:p text:style-name="P11">详见实验准备。</text:p>
      <text:list xml:id="list1163453270" text:continue-numbering="true" text:style-name="L1">
        <text:list-item>
          <text:p text:style-name="P48">可执行文件加载时进行了哪些处理？</text:p>
          <text:list>
            <text:list-item>
              <text:list>
                <text:list-header>
                  <text:p text:style-name="P63">Linux用exec系统调用加载可执行文件。其中有很多architecture-specific的汇编代码，尚未看明白。</text:p>
                </text:list-header>
              </text:list>
            </text:list-item>
          </text:list>
        </text:list-item>
        <text:list-item>
          <text:p text:style-name="P48">当首次调用新创建进程时，其入口在哪里？</text:p>
          <text:list>
            <text:list-item>
              <text:list>
                <text:list-header>
                  <text:p text:style-name="P63">新进程从fork()函数后开始执行，并且fork()在子进程中返回0。</text:p>
                </text:list-header>
              </text:list>
            </text:list-item>
          </text:list>
        </text:list-item>
        <text:list-item>
          <text:p text:style-name="P48">进程通信有什么特点？</text:p>
          <text:list>
            <text:list-item>
              <text:list>
                <text:list-header>
                  <text:p text:style-name="P63">Linux进程有一共有以下几种方法</text:p>
                </text:list-header>
                <text:list-item>
                  <text:p text:style-name="P64">管道通信：只能用于具有公共祖先的进程间，半双工的通信方式。</text:p>
                </text:list-item>
                <text:list-item>
                  <text:p text:style-name="P64">命名管道：允许无亲缘关系进程通信，半双工的通信方式。</text:p>
                </text:list-item>
                <text:list-item>
                  <text:p text:style-name="P64">XSI IPC</text:p>
                  <text:list>
                    <text:list-item>
                      <text:list>
                        <text:list-item>
                          <text:list>
                            <text:list-item>
                              <text:list>
                                <text:list-item>
                                  <text:list>
                                    <text:list-item>
                                      <text:list>
                                        <text:list-item>
                                          <text:list>
                                            <text:list-item>
                                              <text:p text:style-name="P66">消息队列： 消息队列是由消息的链表，存放在内核中并由消息队列标识符标识。消息队列克服了信号传递信息少、管道只能承载无格式字节流以及缓冲区大小受限等缺点。</text:p>
                                            </text:list-item>
                                            <text:list-item>
                                              <text:p text:style-name="P66">信号量：信号量是一个计数器，可以用来控制多个进程对共享资源的访问。它常作为一种锁机制，防止某进程正在访问共享资源时，其他进程也访问该资源。因此，主要作为进程间以及同一进程内不同线程之间的同步手段。</text:p>
                                            </text:list-item>
                                            <text:list-item>
                                              <text:p text:style-name="P66">共享内存：共享内存就是映射一段能被其他进程所访问的内存，这段共享内存由一个进程创建，但多个进程都可以访问。共享内存是最快的 IPC 方式，它是针对其他进程间通信方式运行效率低而专门设计的。它往往与其他通信机制，如信号两，配合使用，来实现进程间的同步和通信。</text:p>
                                            </text:list-item>
                                          </text:list>
                                        </text:list-item>
                                      </text:list>
                                    </text:list-item>
                                  </text:list>
                                </text:list-item>
                              </text:list>
                            </text:list-item>
                          </text:list>
                        </text:list-item>
                      </text:list>
                    </text:list-item>
                  </text:list>
                </text:list-item>
                <text:list-item>
                  <text:p text:style-name="P65"><text:span text:style-name="T7">信号：信号机制提供了一种异步处理事件的方法，避免了busy waiting，</text:span>用于通知接收进程某个事件已经发生。</text:p>
                </text:list-item>
                <text:list-item>
                  <text:p text:style-name="P65"><text:soft-page-break/><text:span text:style-name="T7">网络IPC－套接字：</text:span>套解口也是一种进程间通信机制，与其他通信机制不同的是，它可用于不同机器间的进程通信。 </text:p>
                </text:list-item>
              </text:list>
            </text:list-item>
          </text:list>
        </text:list-item>
      </text:list>
      <text:p text:style-name="P51">六、参考资料</text:p>
      <text:list xml:id="list2040043766" text:continue-numbering="true" text:style-name="L1">
        <text:list-header>
          <text:p text:style-name="P52">[1] W. Richard Stevens, Stephen A. Rago. <text:span text:style-name="T8">Advanced Programming in the Unix Environment, Second Edition. </text:span><text:span text:style-name="T9">Addison-Wesley.</text:span></text:p>
          <text:p text:style-name="P53"><text:span text:style-name="T3">[2] Robert Love. </text:span><text:span text:style-name="T2">Linux Kernel Development, Second Edition</text:span><text:span text:style-name="T2">. </text:span><text:span text:style-name="T9">Novell Pres</text:span><text:span text:style-name="T3">s.</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nsolas" svg:font-family="Consolas" style:font-pitch="fixed"/>
    <style:font-face style:name="Consolas2" svg:font-family="Consolas" style:font-adornments="Regular" style:font-pitch="fixed"/>
    <style:font-face style:name="Consolas1" svg:font-family="Consolas"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nsolas3" svg:font-family="Consolas" style:font-pitch="variable"/>
    <style:font-face style:name="Nimbus Roman No9 L1" svg:font-family="'Nimbus Roman No9 L'" style:font-pitch="variable"/>
    <style:font-face style:name="URW Chancery L" svg:font-family="'URW Chancery L'" style:font-pitch="variable"/>
    <style:font-face style:name="宋体" svg:font-family="宋体" style:font-pitch="variable"/>
    <style:font-face style:name="黑体" svg:font-family="黑体"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sian="Consola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ker Lee</meta:initial-creator>
    <meta:creation-date>2009-10-29T14:06:32</meta:creation-date>
    <dc:date>2009-11-03T20:43:50</dc:date>
    <meta:editing-duration>PT24H39M35S</meta:editing-duration>
    <meta:editing-cycles>110</meta:editing-cycles>
    <meta:generator>OpenOffice.org/3.1$Linux OpenOffice.org_project/310m19$Build-9420</meta:generator>
    <dc:creator>Joker Lee</dc:creator>
    <meta:document-statistic meta:table-count="22" meta:image-count="0" meta:object-count="0" meta:page-count="11" meta:paragraph-count="498" meta:word-count="3052" meta:character-count="10600"/>
  </office:meta>
</office:document-meta>
</file>